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1.34937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false"/>
      <table:table table:name="Falsa_Aceptación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10" table:default-cell-style-name="ce1"/>
        <table:table-column table:style-name="co5" table:number-columns-repeated="16371" table:default-cell-style-name="ce1"/>
        <table:table-row table:style-name="ro1">
          <table:table-cell office:value-type="string" table:style-name="ce1">
            <text:p>Firma</text:p>
          </table:table-cell>
          <table:table-cell office:value-type="string" table:style-name="ce2">
            <text:p>Coincidencia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,1</text:p>
          </table:table-cell>
          <table:table-cell office:value-type="float" office:value="0.2" table:style-name="ce1">
            <text:p>0,2</text:p>
          </table:table-cell>
          <table:table-cell office:value-type="float" office:value="0.3" table:style-name="ce1">
            <text:p>0,3</text:p>
          </table:table-cell>
          <table:table-cell office:value-type="float" office:value="0.4" table:style-name="ce1">
            <text:p>0,4</text:p>
          </table:table-cell>
          <table:table-cell office:value-type="float" office:value="0.5" table:style-name="ce1">
            <text:p>0,5</text:p>
          </table:table-cell>
          <table:table-cell office:value-type="float" office:value="0.6" table:style-name="ce1">
            <text:p>0,6</text:p>
          </table:table-cell>
          <table:table-cell office:value-type="float" office:value="0.7" table:style-name="ce1">
            <text:p>0,7</text:p>
          </table:table-cell>
          <table:table-cell office:value-type="float" office:value="0.8" table:style-name="ce1">
            <text:p>0,8</text:p>
          </table:table-cell>
          <table:table-cell office:value-type="float" office:value="0.9" table:style-name="ce1">
            <text:p>0,9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3">
            <text:p>Casos de FA</text:p>
          </table:table-cell>
          <table:table-cell office:value-type="float" office:value="2265" table:formula="msoxl:=COUNTIF(B4:B3027, &quot;&gt;0&quot;)" table:style-name="ce1">
            <text:p>2265</text:p>
          </table:table-cell>
          <table:table-cell office:value-type="float" office:value="2130" table:formula="msoxl:=COUNTIF(B4:B3027, &quot;&gt;0,1&quot;)" table:style-name="ce1">
            <text:p>2130</text:p>
          </table:table-cell>
          <table:table-cell office:value-type="float" office:value="1953" table:formula="msoxl:=COUNTIF(B4:B3027, &quot;&gt;0,2&quot;)" table:style-name="ce1">
            <text:p>1953</text:p>
          </table:table-cell>
          <table:table-cell office:value-type="float" office:value="1743" table:formula="msoxl:=COUNTIF(B4:B3027, &quot;&gt;0,3&quot;)" table:style-name="ce1">
            <text:p>1743</text:p>
          </table:table-cell>
          <table:table-cell office:value-type="float" office:value="1492" table:formula="msoxl:=COUNTIF(B4:B3027, &quot;&gt;0,4&quot;)" table:style-name="ce1">
            <text:p>1492</text:p>
          </table:table-cell>
          <table:table-cell office:value-type="float" office:value="1196" table:formula="msoxl:=COUNTIF(B4:B3027, &quot;&gt;0,5&quot;)" table:style-name="ce1">
            <text:p>1196</text:p>
          </table:table-cell>
          <table:table-cell office:value-type="float" office:value="890" table:formula="msoxl:=COUNTIF(B4:B3027, &quot;&gt;0,6&quot;)" table:style-name="ce1">
            <text:p>890</text:p>
          </table:table-cell>
          <table:table-cell office:value-type="float" office:value="610" table:formula="msoxl:=COUNTIF(B4:B3027, &quot;&gt;0,7&quot;)" table:style-name="ce1">
            <text:p>610</text:p>
          </table:table-cell>
          <table:table-cell office:value-type="float" office:value="320" table:formula="msoxl:=COUNTIF(B4:B3027, &quot;&gt;0,8&quot;)" table:style-name="ce1">
            <text:p>320</text:p>
          </table:table-cell>
          <table:table-cell office:value-type="float" office:value="124" table:formula="msoxl:=COUNTIF(B4:B3027, &quot;&gt;0,9&quot;)" table:style-name="ce1">
            <text:p>124</text:p>
          </table:table-cell>
          <table:table-cell office:value-type="float" office:value="4" table:formula="msoxl:=COUNTIF(B4:B3027, &quot;=1&quot;)" table:style-name="ce1">
            <text:p>4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4">
            <text:p>FAR</text:p>
          </table:table-cell>
          <table:table-cell office:value-type="float" office:value="0.74900793650793651" table:formula="msoxl:=C2/COUNTIF(B4:B3027, &quot;&gt;=0&quot;)" table:style-name="ce1">
            <text:p>0,749007937</text:p>
          </table:table-cell>
          <table:table-cell office:value-type="float" office:value="0.70436507936507942" table:formula="msoxl:=D2/COUNTIF(B4:B3027, &quot;&gt;=0&quot;)" table:style-name="ce1">
            <text:p>0,704365079</text:p>
          </table:table-cell>
          <table:table-cell office:value-type="float" office:value="0.64583333333333337" table:formula="msoxl:=E2/COUNTIF(B4:B3027, &quot;&gt;=0&quot;)" table:style-name="ce1">
            <text:p>0,645833333</text:p>
          </table:table-cell>
          <table:table-cell office:value-type="float" office:value="0.57638888888888884" table:formula="msoxl:=F2/COUNTIF(B4:B3027, &quot;&gt;=0&quot;)" table:style-name="ce1">
            <text:p>0,576388889</text:p>
          </table:table-cell>
          <table:table-cell office:value-type="float" office:value="0.49338624338624337" table:formula="msoxl:=G2/COUNTIF(B4:B3027, &quot;&gt;=0&quot;)" table:style-name="ce1">
            <text:p>0,493386243</text:p>
          </table:table-cell>
          <table:table-cell office:value-type="float" office:value="0.39550264550264552" table:formula="msoxl:=H2/COUNTIF(B4:B3027, &quot;&gt;=0&quot;)" table:style-name="ce1">
            <text:p>0,395502646</text:p>
          </table:table-cell>
          <table:table-cell office:value-type="float" office:value="0.2943121693121693" table:formula="msoxl:=I2/COUNTIF(B4:B3027, &quot;&gt;=0&quot;)" table:style-name="ce1">
            <text:p>0,294312169</text:p>
          </table:table-cell>
          <table:table-cell office:value-type="float" office:value="0.20171957671957672" table:formula="msoxl:=J2/COUNTIF(B4:B3027, &quot;&gt;=0&quot;)" table:style-name="ce1">
            <text:p>0,201719577</text:p>
          </table:table-cell>
          <table:table-cell office:value-type="float" office:value="0.10582010582010581" table:formula="msoxl:=K2/COUNTIF(B4:B3027, &quot;&gt;=0&quot;)" table:style-name="ce1">
            <text:p>0,105820106</text:p>
          </table:table-cell>
          <table:table-cell office:value-type="float" office:value="4.1005291005291003E-2" table:formula="msoxl:=L2/COUNTIF(B4:B3027, &quot;&gt;=0&quot;)" table:style-name="ce1">
            <text:p>0,041005291</text:p>
          </table:table-cell>
          <table:table-cell office:value-type="float" office:value="1.3227513227513227E-3" table:formula="msoxl:=M2/COUNTIF(B4:B3027, &quot;&gt;=0&quot;)" table:style-name="ce1">
            <text:p>0,0013227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80136467020470104" table:style-name="ce2">
            <text:p>0,80136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57273918741808605" table:style-name="ce2">
            <text:p>0,57273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75199020208205802" table:style-name="ce2">
            <text:p>0,75199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49480968858131502" table:style-name="ce2">
            <text:p>0,49481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.222988505747126" table:style-name="ce2">
            <text:p>0,22298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80360360360360406" table:style-name="ce2">
            <text:p>0,80360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54222972972973005" table:style-name="ce2">
            <text:p>0,5422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24476797088262101" table:style-name="ce2">
            <text:p>0,24476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53295774647887295" table:style-name="ce2">
            <text:p>0,53295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90414798206278002" table:style-name="ce2">
            <text:p>0,90414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62986635676932001" table:style-name="ce2">
            <text:p>0,62986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52978235967926701" table:style-name="ce2">
            <text:p>0,52978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.19264967397747501" table:style-name="ce2">
            <text:p>0,1926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.23866213151927401" table:style-name="ce2">
            <text:p>0,2386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6.2122045079714097E-2" table:style-name="ce2">
            <text:p>0,0621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73282923755513496" table:style-name="ce2">
            <text:p>0,7328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63696969696969696" table:style-name="ce2">
            <text:p>0,6369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71230158730158699" table:style-name="ce2">
            <text:p>0,7123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78445658773527605" table:style-name="ce2">
            <text:p>0,7844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.697932053175776" table:style-name="ce2">
            <text:p>0,6979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67384615384615398" table:style-name="ce2">
            <text:p>0,6738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58410493827160503" table:style-name="ce2">
            <text:p>0,5841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826055312954876" table:style-name="ce2">
            <text:p>0,8260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.561419472247498" table:style-name="ce2">
            <text:p>0,5614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46397884996695299" table:style-name="ce2">
            <text:p>0,4639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61367013372956902" table:style-name="ce2">
            <text:p>0,6136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91862170087976502" table:style-name="ce2">
            <text:p>0,9186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71503365744203395" table:style-name="ce2">
            <text:p>0,7150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76538201487491597" table:style-name="ce2">
            <text:p>0,7653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58032987171655503" table:style-name="ce2">
            <text:p>0,5803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54050464807436904" table:style-name="ce2">
            <text:p>0,5405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.47515316541865199" table:style-name="ce2">
            <text:p>0,4751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.232249502322495" table:style-name="ce2">
            <text:p>0,2322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3.0631780472239901E-2" table:style-name="ce2">
            <text:p>0,0306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69500924214417803" table:style-name="ce2">
            <text:p>0,6950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57248322147650998" table:style-name="ce2">
            <text:p>0,5724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.16246498599439799" table:style-name="ce2">
            <text:p>0,1624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4.4867437117607101E-2" table:style-name="ce2">
            <text:p>0,0448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35380116959064301" table:style-name="ce2">
            <text:p>0,3538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677966101694915" table:style-name="ce2">
            <text:p>0,6779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39234875444839901" table:style-name="ce2">
            <text:p>0,3923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59580552907531004" table:style-name="ce2">
            <text:p>0,5958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.26056879323597198" table:style-name="ce2">
            <text:p>0,2605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.34344929681717201" table:style-name="ce2">
            <text:p>0,3434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.49450549450549502" table:style-name="ce2">
            <text:p>0,4945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.39529590288315603" table:style-name="ce2">
            <text:p>0,3952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65504358655043604" table:style-name="ce2">
            <text:p>0,6550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80993255671367304" table:style-name="ce2">
            <text:p>0,8099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79953379953379999" table:style-name="ce2">
            <text:p>0,7995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66277561608300894" table:style-name="ce2">
            <text:p>0,6627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.46940985381700101" table:style-name="ce2">
            <text:p>0,4694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66516709511568095" table:style-name="ce2">
            <text:p>0,6651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514754098360656" table:style-name="ce2">
            <text:p>0,5147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670986321094312" table:style-name="ce2">
            <text:p>0,6709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76763803680981602" table:style-name="ce2">
            <text:p>0,7676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43596920923722898" table:style-name="ce2">
            <text:p>0,4359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597254004576659" table:style-name="ce2">
            <text:p>0,597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44734758511480599" table:style-name="ce2">
            <text:p>0,4473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30502599653379497" table:style-name="ce2">
            <text:p>0,305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61931818181818199" table:style-name="ce2">
            <text:p>0,6193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55799373040752398" table:style-name="ce2">
            <text:p>0,5579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62888198757764002" table:style-name="ce2">
            <text:p>0,6288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79841897233201597" table:style-name="ce2">
            <text:p>0,7984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87637088733798596" table:style-name="ce2">
            <text:p>0,8763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70740410347903704" table:style-name="ce2">
            <text:p>0,707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68263943440691299" table:style-name="ce2">
            <text:p>0,6826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58569299552906096" table:style-name="ce2">
            <text:p>0,5856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.37547892720306503" table:style-name="ce2">
            <text:p>0,3754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66699410609037302" table:style-name="ce2">
            <text:p>0,6669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54907749077490797" table:style-name="ce2">
            <text:p>0,5490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493801652892562" table:style-name="ce2">
            <text:p>0,4938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40834141610087299" table:style-name="ce2">
            <text:p>0,4083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51448435689455396" table:style-name="ce2">
            <text:p>0,5144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37245841035120197" table:style-name="ce2">
            <text:p>0,3724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78644067796610195" table:style-name="ce2">
            <text:p>0,7864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77402402402402404" table:style-name="ce2">
            <text:p>0,774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83844427823485401" table:style-name="ce2">
            <text:p>0,8384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9853157121879599" table:style-name="ce2">
            <text:p>0,9985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.31608730800323398" table:style-name="ce2">
            <text:p>0,3160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71230769230769198" table:style-name="ce2">
            <text:p>0,7123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729933899905571" table:style-name="ce2">
            <text:p>0,7299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71622769753610904" table:style-name="ce2">
            <text:p>0,7162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29117147707979602" table:style-name="ce2">
            <text:p>0,2911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0379951495553801" table:style-name="ce2">
            <text:p>0,9038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83949579831932797" table:style-name="ce2">
            <text:p>0,8394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88667687595712097" table:style-name="ce2">
            <text:p>0,8866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86832204665161805" table:style-name="ce2">
            <text:p>0,8683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9276934201012301" table:style-name="ce2">
            <text:p>0,9927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41569928137092299" table:style-name="ce2">
            <text:p>0,4156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36456211812627298" table:style-name="ce2">
            <text:p>0,3645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52758055707263796" table:style-name="ce2">
            <text:p>0,5275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42750373692077698" table:style-name="ce2">
            <text:p>0,4275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.18214716525934899" table:style-name="ce2">
            <text:p>0,1821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73469387755102" table:style-name="ce2">
            <text:p>0,7346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29700598802395201" table:style-name="ce2">
            <text:p>0,2970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39716748768472898" table:style-name="ce2">
            <text:p>0,3971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7.7192982456140397E-2" table:style-name="ce2">
            <text:p>0,0771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40425531914893598" table:style-name="ce2">
            <text:p>0,404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304209183673469" table:style-name="ce2">
            <text:p>0,3042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407072987208427" table:style-name="ce2">
            <text:p>0,4070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86408404464872002" table:style-name="ce2">
            <text:p>0,8640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45338512763596001" table:style-name="ce2">
            <text:p>0,4533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4.1811846689895502E-2" table:style-name="ce2">
            <text:p>0,0418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75660725261216999" table:style-name="ce2">
            <text:p>0,7566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58552631578947401" table:style-name="ce2">
            <text:p>0,5855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33527508090614899" table:style-name="ce2">
            <text:p>0,335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56782549420586204" table:style-name="ce2">
            <text:p>0,5678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31237183868762802" table:style-name="ce2">
            <text:p>0,3123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33359559402045602" table:style-name="ce2">
            <text:p>0,3335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28741435268662102" table:style-name="ce2">
            <text:p>0,2874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33818181818181797" table:style-name="ce2">
            <text:p>0,3381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30027121270825302" table:style-name="ce2">
            <text:p>0,3002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8.5385018334206406E-2" table:style-name="ce2">
            <text:p>0,0853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4.01023890784983E-2" table:style-name="ce2">
            <text:p>0,0401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232834675872651" table:style-name="ce2">
            <text:p>0,232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37272727272727302" table:style-name="ce2">
            <text:p>0,3727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85690021231422497" table:style-name="ce2">
            <text:p>0,8569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41123370110330998" table:style-name="ce2">
            <text:p>0,4112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21597518417991499" table:style-name="ce2">
            <text:p>0,2159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18632999564649499" table:style-name="ce2">
            <text:p>0,1863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48002663115845501" table:style-name="ce2">
            <text:p>0,4800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148403256105197" table:style-name="ce2">
            <text:p>0,1484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7.4999999999999997E-2" table:style-name="ce2">
            <text:p>0,07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49385474860335199" table:style-name="ce2">
            <text:p>0,4938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39677891654465602" table:style-name="ce2">
            <text:p>0,3967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29511143062544898" table:style-name="ce2">
            <text:p>0,2951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26289816061013899" table:style-name="ce2">
            <text:p>0,2628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101271571298819" table:style-name="ce2">
            <text:p>0,1012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67549668874172197" table:style-name="ce2">
            <text:p>0,6754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418630751964085" table:style-name="ce2">
            <text:p>0,4186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77449822904368404" table:style-name="ce2">
            <text:p>0,7744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62785114045618196" table:style-name="ce2">
            <text:p>0,6278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57038657913931401" table:style-name="ce2">
            <text:p>0,5703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73297370195549605" table:style-name="ce2">
            <text:p>0,7329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39223057644110298" table:style-name="ce2">
            <text:p>0,3922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56746252082176596" table:style-name="ce2">
            <text:p>0,5674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30210667861945301" table:style-name="ce2">
            <text:p>0,3021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3.90625E-2" table:style-name="ce2">
            <text:p>0,0390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45535714285714302" table:style-name="ce2">
            <text:p>0,4553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35613415710503099" table:style-name="ce2">
            <text:p>0,3561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44381625441696099" table:style-name="ce2">
            <text:p>0,4438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18490822569680501" table:style-name="ce2">
            <text:p>0,1849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62852263023057198" table:style-name="ce2">
            <text:p>0,6285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29335912314635698" table:style-name="ce2">
            <text:p>0,2933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632926119837114" table:style-name="ce2">
            <text:p>0,6329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64534377719756297" table:style-name="ce2">
            <text:p>0,6453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76452862677572098" table:style-name="ce2">
            <text:p>0,7645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6367816091953995" table:style-name="ce2">
            <text:p>0,9636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.34015486725663702" table:style-name="ce2">
            <text:p>0,3401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.284970722186077" table:style-name="ce2">
            <text:p>0,2849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.239427860696517" table:style-name="ce2">
            <text:p>0,2394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84945750452079605" table:style-name="ce2">
            <text:p>0,8494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53027522935779803" table:style-name="ce2">
            <text:p>0,530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54534534534534496" table:style-name="ce2">
            <text:p>0,5453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23798494499131401" table:style-name="ce2">
            <text:p>0,2379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86386840612592197" table:style-name="ce2">
            <text:p>0,8638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64731051344743296" table:style-name="ce2">
            <text:p>0,6473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74221218961625302" table:style-name="ce2">
            <text:p>0,7422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74719101123595499" table:style-name="ce2">
            <text:p>0,7471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4821731748726701" table:style-name="ce2">
            <text:p>0,9482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3.9490861618799E-2" table:style-name="ce2">
            <text:p>0,0394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11742892459826899" table:style-name="ce2">
            <text:p>0,1174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2.4033437826541298E-2" table:style-name="ce2">
            <text:p>0,0240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9.2695587690025897E-3" table:style-name="ce2">
            <text:p>0,0092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78228049264998001" table:style-name="ce2">
            <text:p>0,7822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1.3115802943058299E-2" table:style-name="ce2">
            <text:p>0,0131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28205128205128199" table:style-name="ce2">
            <text:p>0,2820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52718446601941704" table:style-name="ce2">
            <text:p>0,5271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378247468075738" table:style-name="ce2">
            <text:p>0,3782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64483198638877104" table:style-name="ce2">
            <text:p>0,6448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40907008703618902" table:style-name="ce2">
            <text:p>0,4090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77500000000000002" table:style-name="ce2">
            <text:p>0,77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67242105263157903" table:style-name="ce2">
            <text:p>0,6724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28399465002229202" table:style-name="ce2">
            <text:p>0,2839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74330117899249704" table:style-name="ce2">
            <text:p>0,7433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60685767966181303" table:style-name="ce2">
            <text:p>0,6068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53171247357293905" table:style-name="ce2">
            <text:p>0,5317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64507904130545601" table:style-name="ce2">
            <text:p>0,6450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50435793143521201" table:style-name="ce2">
            <text:p>0,5043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11191772534785201" table:style-name="ce2">
            <text:p>0,1119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585407239819004" table:style-name="ce2">
            <text:p>0,5854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212410501193317" table:style-name="ce2">
            <text:p>0,2124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89406286379511102" table:style-name="ce2">
            <text:p>0,8940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32559489262913499" table:style-name="ce2">
            <text:p>0,3255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429569892473118" table:style-name="ce2">
            <text:p>0,4295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18836432999523101" table:style-name="ce2">
            <text:p>0,1883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42307692307692302" table:style-name="ce2">
            <text:p>0,4230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28365384615384598" table:style-name="ce2">
            <text:p>0,2836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53004872766648603" table:style-name="ce2">
            <text:p>0,5300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4.6484601975595598E-2" table:style-name="ce2">
            <text:p>0,0464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29782903663500698" table:style-name="ce2">
            <text:p>0,2978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165930599369085" table:style-name="ce2">
            <text:p>0,1659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.15850302696752899" table:style-name="ce2">
            <text:p>0,1585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47154072620215898" table:style-name="ce2">
            <text:p>0,4715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63077679449360902" table:style-name="ce2">
            <text:p>0,6307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68990042674253205" table:style-name="ce2">
            <text:p>0,6899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37313432835820898" table:style-name="ce2">
            <text:p>0,3731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.10127659574468099" table:style-name="ce2">
            <text:p>0,1012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9.7159940209267506E-2" table:style-name="ce2">
            <text:p>0,0971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52453385672227704" table:style-name="ce2">
            <text:p>0,5245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74859075535512998" table:style-name="ce2">
            <text:p>0,7485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9.6693699313786699E-2" table:style-name="ce2">
            <text:p>0,0966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8.2515868436237705E-2" table:style-name="ce2">
            <text:p>0,0825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191748983149332" table:style-name="ce2">
            <text:p>0,1917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35210432720806201" table:style-name="ce2">
            <text:p>0,3521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25683709869203297" table:style-name="ce2">
            <text:p>0,2568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124505928853755" table:style-name="ce2">
            <text:p>0,1245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47955801104972401" table:style-name="ce2">
            <text:p>0,4795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53457738748627903" table:style-name="ce2">
            <text:p>0,5345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39265536723163802" table:style-name="ce2">
            <text:p>0,3926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56509884117246101" table:style-name="ce2">
            <text:p>0,5650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30127388535031902" table:style-name="ce2">
            <text:p>0,3012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52423900789177003" table:style-name="ce2">
            <text:p>0,5242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.15865384615384601" table:style-name="ce2">
            <text:p>0,1586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8.6490350250178705E-2" table:style-name="ce2">
            <text:p>0,0864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42602495543671998" table:style-name="ce2">
            <text:p>0,4260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25131677953348402" table:style-name="ce2">
            <text:p>0,2513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31618257261410798" table:style-name="ce2">
            <text:p>0,3161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21524966261808401" table:style-name="ce2">
            <text:p>0,2152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70526315789473704" table:style-name="ce2">
            <text:p>0,7052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70601987142022204" table:style-name="ce2">
            <text:p>0,7060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70610687022900798" table:style-name="ce2">
            <text:p>0,7061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7878787878787898" table:style-name="ce2">
            <text:p>0,9787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70498301245753103" table:style-name="ce2">
            <text:p>0,7049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71401151631477899" table:style-name="ce2">
            <text:p>0,7140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72653822249844602" table:style-name="ce2">
            <text:p>0,7265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61280670257330905" table:style-name="ce2">
            <text:p>0,6128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897712833545108" table:style-name="ce2">
            <text:p>0,8977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711563731931669" table:style-name="ce2">
            <text:p>0,7115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80318543799772502" table:style-name="ce2">
            <text:p>0,8031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77379553466509998" table:style-name="ce2">
            <text:p>0,7737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9592549476134995" table:style-name="ce2">
            <text:p>0,9959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32755555555555599" table:style-name="ce2">
            <text:p>0,3275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16460396039604" table:style-name="ce2">
            <text:p>0,1646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1.5097338100913699E-2" table:style-name="ce2">
            <text:p>0,0150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36299892125134797" table:style-name="ce2">
            <text:p>0,3629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40419708029197099" table:style-name="ce2">
            <text:p>0,4041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146698113207547" table:style-name="ce2">
            <text:p>0,1466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48890010090817398" table:style-name="ce2">
            <text:p>0,4889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532258064516129" table:style-name="ce2">
            <text:p>0,5322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84376643871646495" table:style-name="ce2">
            <text:p>0,8437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28890917389319898" table:style-name="ce2">
            <text:p>0,2889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.51803984921917101" table:style-name="ce2">
            <text:p>0,5180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.38697723663313899" table:style-name="ce2">
            <text:p>0,3869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73905529953917004" table:style-name="ce2">
            <text:p>0,7390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.17200217037439" table:style-name="ce2">
            <text:p>0,172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31328320802005" table:style-name="ce2">
            <text:p>0,3132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66423357664233595" table:style-name="ce2">
            <text:p>0,6642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80217717717717696" table:style-name="ce2">
            <text:p>0,8021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681632653061224" table:style-name="ce2">
            <text:p>0,6816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.22902003248511099" table:style-name="ce2">
            <text:p>0,2290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84436701509872203" table:style-name="ce2">
            <text:p>0,8443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54292480757844896" table:style-name="ce2">
            <text:p>0,5429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369578497251069" table:style-name="ce2">
            <text:p>0,3695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.203376521397723" table:style-name="ce2">
            <text:p>0,2033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.18756512678013201" table:style-name="ce2">
            <text:p>0,1875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.10933786078098499" table:style-name="ce2">
            <text:p>0,109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9.5459065296652296E-2" table:style-name="ce2">
            <text:p>0,0954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65257192676547504" table:style-name="ce2">
            <text:p>0,6525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42937640871525201" table:style-name="ce2">
            <text:p>0,4293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699438202247191" table:style-name="ce2">
            <text:p>0,6994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59948096885813096" table:style-name="ce2">
            <text:p>0,5994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67601246105919" table:style-name="ce2">
            <text:p>0,6760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54093886462882101" table:style-name="ce2">
            <text:p>0,5409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58132375577219098" table:style-name="ce2">
            <text:p>0,5813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.13380698638247501" table:style-name="ce2">
            <text:p>0,1338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39843068875326898" table:style-name="ce2">
            <text:p>0,3984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54120040691759896" table:style-name="ce2">
            <text:p>0,5412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927062374245473" table:style-name="ce2">
            <text:p>0,9270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42248243559719001" table:style-name="ce2">
            <text:p>0,4224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67278940623665096" table:style-name="ce2">
            <text:p>0,6727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70762269404803302" table:style-name="ce2">
            <text:p>0,7076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41563960900977498" table:style-name="ce2">
            <text:p>0,4156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.42105263157894701" table:style-name="ce2">
            <text:p>0,4210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.202516712544239" table:style-name="ce2">
            <text:p>0,2025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76522626743790401" table:style-name="ce2">
            <text:p>0,7652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53219871205151803" table:style-name="ce2">
            <text:p>0,5321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9.1074681238612098E-4" table:style-name="ce2">
            <text:p>0,0009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3.6144578313252997E-2" table:style-name="ce2">
            <text:p>0,0361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.28788646730866702" table:style-name="ce2">
            <text:p>0,2878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.18973634651600799" table:style-name="ce2">
            <text:p>0,1897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.27509652509652499" table:style-name="ce2">
            <text:p>0,2750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.44874476987447698" table:style-name="ce2">
            <text:p>0,4487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77473958333333304" table:style-name="ce2">
            <text:p>0,7747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88739837398374" table:style-name="ce2">
            <text:p>0,8873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77922971114167805" table:style-name="ce2">
            <text:p>0,7792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60551558752997603" table:style-name="ce2">
            <text:p>0,6055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.11347517730496499" table:style-name="ce2">
            <text:p>0,1134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353697749196142" table:style-name="ce2">
            <text:p>0,3536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21087636932707399" table:style-name="ce2">
            <text:p>0,2108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38687782805429899" table:style-name="ce2">
            <text:p>0,3868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61132280892759905" table:style-name="ce2">
            <text:p>0,6113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139050387596899" table:style-name="ce2">
            <text:p>0,139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24810510358767099" table:style-name="ce2">
            <text:p>0,2481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25933831376734301" table:style-name="ce2">
            <text:p>0,259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6.4615384615384602E-2" table:style-name="ce2">
            <text:p>0,0646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65152838427947601" table:style-name="ce2">
            <text:p>0,6515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563041385948027" table:style-name="ce2">
            <text:p>0,5630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80703422053231899" table:style-name="ce2">
            <text:p>0,8070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91672131147541003" table:style-name="ce2">
            <text:p>0,9167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77522349936142998" table:style-name="ce2">
            <text:p>0,7752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47055324211778699" table:style-name="ce2">
            <text:p>0,4705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74822501365374094" table:style-name="ce2">
            <text:p>0,7482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38013177901672601" table:style-name="ce2">
            <text:p>0,380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51701134089392897" table:style-name="ce2">
            <text:p>0,517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47936831380540001" table:style-name="ce2">
            <text:p>0,4793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61263736263736301" table:style-name="ce2">
            <text:p>0,6126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58195679796696298" table:style-name="ce2">
            <text:p>0,5819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72896500372300799" table:style-name="ce2">
            <text:p>0,7289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52696838189708595" table:style-name="ce2">
            <text:p>0,526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78141437755698395" table:style-name="ce2">
            <text:p>0,7814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66143724696356299" table:style-name="ce2">
            <text:p>0,6614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76354679802955705" table:style-name="ce2">
            <text:p>0,7635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8621420996818698" table:style-name="ce2">
            <text:p>0,9862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61869357408390901" table:style-name="ce2">
            <text:p>0,6186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40729841082989998" table:style-name="ce2">
            <text:p>0,4072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61651053864168603" table:style-name="ce2">
            <text:p>0,6165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18898104265402799" table:style-name="ce2">
            <text:p>0,1889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2943770672546899" table:style-name="ce2">
            <text:p>0,9294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87544273907910297" table:style-name="ce2">
            <text:p>0,8754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71436142024377303" table:style-name="ce2">
            <text:p>0,714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68490878938640098" table:style-name="ce2">
            <text:p>0,6849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7002032520325199" table:style-name="ce2">
            <text:p>0,9700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52480000000000004" table:style-name="ce2">
            <text:p>0,5248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488420427553444" table:style-name="ce2">
            <text:p>0,4884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492429022082019" table:style-name="ce2">
            <text:p>0,4924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48200589970501501" table:style-name="ce2">
            <text:p>0,4820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62700339970859598" table:style-name="ce2">
            <text:p>0,6270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59425367904695203" table:style-name="ce2">
            <text:p>0,594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71138211382113803" table:style-name="ce2">
            <text:p>0,7113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2.9257067718606099E-2" table:style-name="ce2">
            <text:p>0,0292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.358452817605869" table:style-name="ce2">
            <text:p>0,3584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.32608695652173902" table:style-name="ce2">
            <text:p>0,3260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56540247678018596" table:style-name="ce2">
            <text:p>0,5654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37061118335500698" table:style-name="ce2">
            <text:p>0,3706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64558342420937798" table:style-name="ce2">
            <text:p>0,6455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87213114754098398" table:style-name="ce2">
            <text:p>0,8721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64894651539708303" table:style-name="ce2">
            <text:p>0,6489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.25714285714285701" table:style-name="ce2">
            <text:p>0,2571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.29558701082431299" table:style-name="ce2">
            <text:p>0,295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51037735849056598" table:style-name="ce2">
            <text:p>0,5103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.11231884057971001" table:style-name="ce2">
            <text:p>0,1123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88278688524590199" table:style-name="ce2">
            <text:p>0,8827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89463350785340301" table:style-name="ce2">
            <text:p>0,8946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90484633569739903" table:style-name="ce2">
            <text:p>0,9048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93619489559164704" table:style-name="ce2">
            <text:p>0,936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.212914485165794" table:style-name="ce2">
            <text:p>0,2129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85500467726847496" table:style-name="ce2">
            <text:p>0,8550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62337662337662303" table:style-name="ce2">
            <text:p>0,6233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65596846846846801" table:style-name="ce2">
            <text:p>0,655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93904646952323501" table:style-name="ce2">
            <text:p>0,9390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46997245179063402" table:style-name="ce2">
            <text:p>0,469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30476190476190501" table:style-name="ce2">
            <text:p>0,3047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83746736292428203" table:style-name="ce2">
            <text:p>0,8374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83412887828162297" table:style-name="ce2">
            <text:p>0,8341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92923280423280397" table:style-name="ce2">
            <text:p>0,9292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92819499341238498" table:style-name="ce2">
            <text:p>0,928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2.8340080971659999E-2" table:style-name="ce2">
            <text:p>0,0283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71520514883346697" table:style-name="ce2">
            <text:p>0,7152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56713928273561298" table:style-name="ce2">
            <text:p>0,5671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67163009404388696" table:style-name="ce2">
            <text:p>0,6716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.57994579945799496" table:style-name="ce2">
            <text:p>0,5799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77507163323782202" table:style-name="ce2">
            <text:p>0,7750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89652247667514795" table:style-name="ce2">
            <text:p>0,8965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97634885439763497" table:style-name="ce2">
            <text:p>0,9763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4.90272373540857E-2" table:style-name="ce2">
            <text:p>0,0490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86916502301117704" table:style-name="ce2">
            <text:p>0,8691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79594345421020296" table:style-name="ce2">
            <text:p>0,7959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60849369608493697" table:style-name="ce2">
            <text:p>0,6084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.63612565445026203" table:style-name="ce2">
            <text:p>0,6361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.18152031454783699" table:style-name="ce2">
            <text:p>0,1815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.41692987997473202" table:style-name="ce2">
            <text:p>0,4169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79451255107997698" table:style-name="ce2">
            <text:p>0,7945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93355704697986597" table:style-name="ce2">
            <text:p>0,9335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.56832971800433796" table:style-name="ce2">
            <text:p>0,5683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.199449793672627" table:style-name="ce2">
            <text:p>0,1994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271132376395534" table:style-name="ce2">
            <text:p>0,271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65162644281217197" table:style-name="ce2">
            <text:p>0,6516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36606291706387001" table:style-name="ce2">
            <text:p>0,3660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53838582677165403" table:style-name="ce2">
            <text:p>0,5383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.40462427745664697" table:style-name="ce2">
            <text:p>0,4046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2.4763292061179901E-2" table:style-name="ce2">
            <text:p>0,0247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.51004636785162305" table:style-name="ce2">
            <text:p>0,5100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.46918652423993401" table:style-name="ce2">
            <text:p>0,4691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89581993569131801" table:style-name="ce2">
            <text:p>0,8958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75437500000000002" table:style-name="ce2">
            <text:p>0,7543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79087677725118499" table:style-name="ce2">
            <text:p>0,7908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783415841584158" table:style-name="ce2">
            <text:p>0,7834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.62131762185324102" table:style-name="ce2">
            <text:p>0,6213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84601113172541698" table:style-name="ce2">
            <text:p>0,846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62323943661971803" table:style-name="ce2">
            <text:p>0,6232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58442503639010202" table:style-name="ce2">
            <text:p>0,5844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73733108108108103" table:style-name="ce2">
            <text:p>0,7373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44049459041731098" table:style-name="ce2">
            <text:p>0,4404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645867098865478" table:style-name="ce2">
            <text:p>0,6458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582750582750583" table:style-name="ce2">
            <text:p>0,5827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62610229276895901" table:style-name="ce2">
            <text:p>0,6261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62624821683309595" table:style-name="ce2">
            <text:p>0,6262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84462809917355397" table:style-name="ce2">
            <text:p>0,8446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68261562998405101" table:style-name="ce2">
            <text:p>0,6826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91280353200883002" table:style-name="ce2">
            <text:p>0,9128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85637149028077697" table:style-name="ce2">
            <text:p>0,8563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838021338506305" table:style-name="ce2">
            <text:p>0,8380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76240208877284599" table:style-name="ce2">
            <text:p>0,7624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73739837398373997" table:style-name="ce2">
            <text:p>0,7373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.15885947046843199" table:style-name="ce2">
            <text:p>0,1588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39067702552719202" table:style-name="ce2">
            <text:p>0,3906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48309178743961401" table:style-name="ce2">
            <text:p>0,4830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64523043944265801" table:style-name="ce2">
            <text:p>0,6452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53594080338266403" table:style-name="ce2">
            <text:p>0,5359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72098765432098799" table:style-name="ce2">
            <text:p>0,7209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47557328015952099" table:style-name="ce2">
            <text:p>0,4755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81941923774954595" table:style-name="ce2">
            <text:p>0,8194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54587155963302703" table:style-name="ce2">
            <text:p>0,5458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87317073170731696" table:style-name="ce2">
            <text:p>0,8731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7317073170731705" table:style-name="ce2">
            <text:p>0,9731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.51369863013698602" table:style-name="ce2">
            <text:p>0,5136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.59058341862845398" table:style-name="ce2">
            <text:p>0,5905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.25870646766169197" table:style-name="ce2">
            <text:p>0,2587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89456869009584705" table:style-name="ce2">
            <text:p>0,8945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75555555555555598" table:style-name="ce2">
            <text:p>0,7555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654332129963899" table:style-name="ce2">
            <text:p>0,6543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40180995475113102" table:style-name="ce2">
            <text:p>0,4018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4177449168206995" table:style-name="ce2">
            <text:p>0,9417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81370656370656402" table:style-name="ce2">
            <text:p>0,8137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80964256026600201" table:style-name="ce2">
            <text:p>0,8096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81882770870337496" table:style-name="ce2">
            <text:p>0,8188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86488549618320598" table:style-name="ce2">
            <text:p>0,8648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55642023346303504" table:style-name="ce2">
            <text:p>0,5564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61221294363256795" table:style-name="ce2">
            <text:p>0,6122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56864924958310203" table:style-name="ce2">
            <text:p>0,5686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63877551020408196" table:style-name="ce2">
            <text:p>0,6387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.43284493284493297" table:style-name="ce2">
            <text:p>0,4328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309006211180124" table:style-name="ce2">
            <text:p>0,3090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6.1082024432809703E-2" table:style-name="ce2">
            <text:p>0,0610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7.0219435736677105E-2" table:style-name="ce2">
            <text:p>0,0702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59288299155609203" table:style-name="ce2">
            <text:p>0,5928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63168061815840304" table:style-name="ce2">
            <text:p>0,6316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57413793103448296" table:style-name="ce2">
            <text:p>0,574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92172073342736205" table:style-name="ce2">
            <text:p>0,9217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71819737592698196" table:style-name="ce2">
            <text:p>0,7181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.309995782370308" table:style-name="ce2">
            <text:p>0,3099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36786786786786801" table:style-name="ce2">
            <text:p>0,3678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.177838577291382" table:style-name="ce2">
            <text:p>0,1778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72626931567328901" table:style-name="ce2">
            <text:p>0,7262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81112877583465803" table:style-name="ce2">
            <text:p>0,8111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805206463195691" table:style-name="ce2">
            <text:p>0,8052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57516916740217705" table:style-name="ce2">
            <text:p>0,5751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.13888888888888901" table:style-name="ce2">
            <text:p>0,1388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84975124378109501" table:style-name="ce2">
            <text:p>0,8497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57638888888888895" table:style-name="ce2">
            <text:p>0,5763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17782538832351399" table:style-name="ce2">
            <text:p>0,1778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57633032858389099" table:style-name="ce2">
            <text:p>0,5763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96933962264150897" table:style-name="ce2">
            <text:p>0,9693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63856451153517502" table:style-name="ce2">
            <text:p>0,6385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49102333931777398" table:style-name="ce2">
            <text:p>0,4910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.28399518652226202" table:style-name="ce2">
            <text:p>0,2839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.32890463537053399" table:style-name="ce2">
            <text:p>0,3289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6.93970420932878E-2" table:style-name="ce2">
            <text:p>0,069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.19877408056042001" table:style-name="ce2">
            <text:p>0,1987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.15100401606425701" table:style-name="ce2">
            <text:p>0,1510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35573985159319099" table:style-name="ce2">
            <text:p>0,3557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27970188513809702" table:style-name="ce2">
            <text:p>0,2797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59877085162423205" table:style-name="ce2">
            <text:p>0,5987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.29178885630498502" table:style-name="ce2">
            <text:p>0,2917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317857142857143" table:style-name="ce2">
            <text:p>0,3178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50219490781387199" table:style-name="ce2">
            <text:p>0,502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859213250517598" table:style-name="ce2">
            <text:p>0,8592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47737111373475" table:style-name="ce2">
            <text:p>0,4773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638968481375358" table:style-name="ce2">
            <text:p>0,638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65322580645161299" table:style-name="ce2">
            <text:p>0,6532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53367379508458301" table:style-name="ce2">
            <text:p>0,5336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.16612694300518099" table:style-name="ce2">
            <text:p>0,1661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65" table:style-name="ce2">
            <text:p>0,65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54674220963172804" table:style-name="ce2">
            <text:p>0,5467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4.9586776859504099E-2" table:style-name="ce2">
            <text:p>0,049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39183501683501698" table:style-name="ce2">
            <text:p>0,391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57104413347685701" table:style-name="ce2">
            <text:p>0,5710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158697863682604" table:style-name="ce2">
            <text:p>0,1586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475283213182286" table:style-name="ce2">
            <text:p>0,4752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4.49050086355786E-2" table:style-name="ce2">
            <text:p>0,0449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.26655697243932502" table:style-name="ce2">
            <text:p>0,2665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.14889867841409701" table:style-name="ce2">
            <text:p>0,1488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53222778473091403" table:style-name="ce2">
            <text:p>0,5322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72319201995012505" table:style-name="ce2">
            <text:p>0,7231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63799820197782398" table:style-name="ce2">
            <text:p>0,6379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52684872660325299" table:style-name="ce2">
            <text:p>0,5268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.22712146422629001" table:style-name="ce2">
            <text:p>0,2271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60396975425330801" table:style-name="ce2">
            <text:p>0,6039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61576053756872295" table:style-name="ce2">
            <text:p>0,6157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76984732824427504" table:style-name="ce2">
            <text:p>0,7698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550851357570179" table:style-name="ce2">
            <text:p>0,5508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51751133086114498" table:style-name="ce2">
            <text:p>0,5175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50684326710816796" table:style-name="ce2">
            <text:p>0,5068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41728502837189002" table:style-name="ce2">
            <text:p>0,4172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59361880772460096" table:style-name="ce2">
            <text:p>0,5936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61669128508124105" table:style-name="ce2">
            <text:p>0,6166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83264633140972799" table:style-name="ce2">
            <text:p>0,8326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60993485342019504" table:style-name="ce2">
            <text:p>0,609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75958188153310102" table:style-name="ce2">
            <text:p>0,7595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82625482625482605" table:style-name="ce2">
            <text:p>0,826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640443772062532" table:style-name="ce2">
            <text:p>0,6404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66403712296983797" table:style-name="ce2">
            <text:p>0,6640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33812010443864199" table:style-name="ce2">
            <text:p>0,3381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.22735141373341" table:style-name="ce2">
            <text:p>0,2273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55670103092783496" table:style-name="ce2">
            <text:p>0,556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69927069927069896" table:style-name="ce2">
            <text:p>0,6992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61817136285221397" table:style-name="ce2">
            <text:p>0,6181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29994372537985398" table:style-name="ce2">
            <text:p>0,299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53540701522170697" table:style-name="ce2">
            <text:p>0,5354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27693965517241398" table:style-name="ce2">
            <text:p>0,2769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86040609137055801" table:style-name="ce2">
            <text:p>0,8604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81669463087248295" table:style-name="ce2">
            <text:p>0,8166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89991659716430406" table:style-name="ce2">
            <text:p>0,8999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9562554680664905" table:style-name="ce2">
            <text:p>0,9956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.13516160626836399" table:style-name="ce2">
            <text:p>0,1351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1.2279765082755001E-2" table:style-name="ce2">
            <text:p>0,0122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761427949499347" table:style-name="ce2">
            <text:p>0,7614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67331932773109204" table:style-name="ce2">
            <text:p>0,6733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77904102817597598" table:style-name="ce2">
            <text:p>0,7790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43647540983606598" table:style-name="ce2">
            <text:p>0,4364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52380952380952" table:style-name="ce2">
            <text:p>0,9523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87414787624541201" table:style-name="ce2">
            <text:p>0,8741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81258249010118799" table:style-name="ce2">
            <text:p>0,8125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84260515603799202" table:style-name="ce2">
            <text:p>0,8426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6239030505641499" table:style-name="ce2">
            <text:p>0,9623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40298920564627699" table:style-name="ce2">
            <text:p>0,4029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41604906721185803" table:style-name="ce2">
            <text:p>0,4160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46908602150537598" table:style-name="ce2">
            <text:p>0,4690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37582029278142298" table:style-name="ce2">
            <text:p>0,3758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.310588235294118" table:style-name="ce2">
            <text:p>0,3105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48101777059773798" table:style-name="ce2">
            <text:p>0,4810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42593135816955102" table:style-name="ce2">
            <text:p>0,4259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39870490286771498" table:style-name="ce2">
            <text:p>0,3987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2.3150612027674301E-2" table:style-name="ce2">
            <text:p>0,0231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37092511013215901" table:style-name="ce2">
            <text:p>0,3709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457250234888819" table:style-name="ce2">
            <text:p>0,4572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19904389395914801" table:style-name="ce2">
            <text:p>0,1990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79023646071701004" table:style-name="ce2">
            <text:p>0,7902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42355543267901602" table:style-name="ce2">
            <text:p>0,4235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.477044476327116" table:style-name="ce2">
            <text:p>0,4770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.15455187014819999" table:style-name="ce2">
            <text:p>0,1545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522556390977444" table:style-name="ce2">
            <text:p>0,5225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.28643944887599698" table:style-name="ce2">
            <text:p>0,2864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340565417488494" table:style-name="ce2">
            <text:p>0,3405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46912181303116202" table:style-name="ce2">
            <text:p>0,4691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55970924195223304" table:style-name="ce2">
            <text:p>0,5597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38310005184033202" table:style-name="ce2">
            <text:p>0,3831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.36350677120456198" table:style-name="ce2">
            <text:p>0,3635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83788121990369202" table:style-name="ce2">
            <text:p>0,8378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54933954933954898" table:style-name="ce2">
            <text:p>0,5493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41114982578397202" table:style-name="ce2">
            <text:p>0,4111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33280339162692102" table:style-name="ce2">
            <text:p>0,3328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940119760479042" table:style-name="ce2">
            <text:p>0,9401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66295116772823803" table:style-name="ce2">
            <text:p>0,6629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63713527851458895" table:style-name="ce2">
            <text:p>0,6371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9.7522403795466506E-2" table:style-name="ce2">
            <text:p>0,0975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5.1446945337620599E-2" table:style-name="ce2">
            <text:p>0,0514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7.0392262224610397E-2" table:style-name="ce2">
            <text:p>0,0703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63875598086124397" table:style-name="ce2">
            <text:p>0,6387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40884861407249501" table:style-name="ce2">
            <text:p>0,4088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73361144219308705" table:style-name="ce2">
            <text:p>0,7336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48653198653198598" table:style-name="ce2">
            <text:p>0,4865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.42659758203799703" table:style-name="ce2">
            <text:p>0,4265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18918918918918901" table:style-name="ce2">
            <text:p>0,1891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27527723418134398" table:style-name="ce2">
            <text:p>0,2752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81225554106910003" table:style-name="ce2">
            <text:p>0,8122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65942928039702198" table:style-name="ce2">
            <text:p>0,6594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67064846416382196" table:style-name="ce2">
            <text:p>0,6706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57683863885839703" table:style-name="ce2">
            <text:p>0,5768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51964285714285696" table:style-name="ce2">
            <text:p>0,5196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5.9171597633136098E-2" table:style-name="ce2">
            <text:p>0,0591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55769230769230804" table:style-name="ce2">
            <text:p>0,5576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42319011183048899" table:style-name="ce2">
            <text:p>0,4231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.129810828440965" table:style-name="ce2">
            <text:p>0,1298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16433121019108299" table:style-name="ce2">
            <text:p>0,1643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22911283376399699" table:style-name="ce2">
            <text:p>0,2291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369691923397169" table:style-name="ce2">
            <text:p>0,3696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52733118971061099" table:style-name="ce2">
            <text:p>0,5273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6.8195908245505298E-3" table:style-name="ce2">
            <text:p>0,0068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9.8796706776440799E-2" table:style-name="ce2">
            <text:p>0,0987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.21387283236994201" table:style-name="ce2">
            <text:p>0,213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81192660550458695" table:style-name="ce2">
            <text:p>0,8119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69928532160527801" table:style-name="ce2">
            <text:p>0,6992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55989445910290203" table:style-name="ce2">
            <text:p>0,5598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19652855543113101" table:style-name="ce2">
            <text:p>0,1965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.30833333333333302" table:style-name="ce2">
            <text:p>0,308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59719101123595497" table:style-name="ce2">
            <text:p>0,5971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40250544662309401" table:style-name="ce2">
            <text:p>0,4025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71495877502944605" table:style-name="ce2">
            <text:p>0,7149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50257163850110198" table:style-name="ce2">
            <text:p>0,5025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399217221135029" table:style-name="ce2">
            <text:p>0,3992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53626943005181404" table:style-name="ce2">
            <text:p>0,5362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51179094964945804" table:style-name="ce2">
            <text:p>0,5117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46417910447761201" table:style-name="ce2">
            <text:p>0,4641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438961038961039" table:style-name="ce2">
            <text:p>0,4389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71225071225071201" table:style-name="ce2">
            <text:p>0,7122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49140401146131801" table:style-name="ce2">
            <text:p>0,491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79696394686907002" table:style-name="ce2">
            <text:p>0,7969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85157699443413704" table:style-name="ce2">
            <text:p>0,8515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79578059071730001" table:style-name="ce2">
            <text:p>0,7957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81276595744680802" table:style-name="ce2">
            <text:p>0,8127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31956100710135599" table:style-name="ce2">
            <text:p>0,3195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.26926563916591101" table:style-name="ce2">
            <text:p>0,2692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61727183513248296" table:style-name="ce2">
            <text:p>0,6172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56572164948453596" table:style-name="ce2">
            <text:p>0,5657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38400000000000001" table:style-name="ce2">
            <text:p>0,384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43541102077687399" table:style-name="ce2">
            <text:p>0,4354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46792849631966299" table:style-name="ce2">
            <text:p>0,4679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35876475930971802" table:style-name="ce2">
            <text:p>0,3587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672619047619048" table:style-name="ce2">
            <text:p>0,6726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455901426718547" table:style-name="ce2">
            <text:p>0,4559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79911838790931999" table:style-name="ce2">
            <text:p>0,7991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8634590377113096" table:style-name="ce2">
            <text:p>0,9863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76379690949227397" table:style-name="ce2">
            <text:p>0,7637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40099009900990101" table:style-name="ce2">
            <text:p>0,4009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80084745762711895" table:style-name="ce2">
            <text:p>0,8008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32289156626505999" table:style-name="ce2">
            <text:p>0,3228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7266187050359698" table:style-name="ce2">
            <text:p>0,9726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79487179487179505" table:style-name="ce2">
            <text:p>0,7948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80716253443526198" table:style-name="ce2">
            <text:p>0,807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88334556126192199" table:style-name="ce2">
            <text:p>0,8833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8622047244094502" table:style-name="ce2">
            <text:p>0,9862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52892561983471098" table:style-name="ce2">
            <text:p>0,5289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43242009132420101" table:style-name="ce2">
            <text:p>0,4324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44346549192364199" table:style-name="ce2">
            <text:p>0,4434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45111414279217799" table:style-name="ce2">
            <text:p>0,4511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.11226073460941501" table:style-name="ce2">
            <text:p>0,1122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71595092024539897" table:style-name="ce2">
            <text:p>0,7159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61490683229813703" table:style-name="ce2">
            <text:p>0,6149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41600423953365101" table:style-name="ce2">
            <text:p>0,4160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9.5467695274831205E-2" table:style-name="ce2">
            <text:p>0,0954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2.6867030965391701E-2" table:style-name="ce2">
            <text:p>0,0268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49184018007878499" table:style-name="ce2">
            <text:p>0,4918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36247828604516502" table:style-name="ce2">
            <text:p>0,3624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52580195258019502" table:style-name="ce2">
            <text:p>0,5258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88519637462235601" table:style-name="ce2">
            <text:p>0,8851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265470004723666" table:style-name="ce2">
            <text:p>0,2654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.392169873921699" table:style-name="ce2">
            <text:p>0,3921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1.00671140939598E-2" table:style-name="ce2">
            <text:p>0,0100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374641833810888" table:style-name="ce2">
            <text:p>0,3746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.23148148148148201" table:style-name="ce2">
            <text:p>0,2314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76493506493506502" table:style-name="ce2">
            <text:p>0,764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69972752043596698" table:style-name="ce2">
            <text:p>0,6997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82389937106918198" table:style-name="ce2">
            <text:p>0,8238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77263581488933597" table:style-name="ce2">
            <text:p>0,7726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.238943894389439" table:style-name="ce2">
            <text:p>0,238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73624823695345498" table:style-name="ce2">
            <text:p>0,7362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47462473195139399" table:style-name="ce2">
            <text:p>0,4746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19695688926458199" table:style-name="ce2">
            <text:p>0,1969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421362077413033" table:style-name="ce2">
            <text:p>0,4213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86669898206495399" table:style-name="ce2">
            <text:p>0,8666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69249394673123499" table:style-name="ce2">
            <text:p>0,6924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330155544405419" table:style-name="ce2">
            <text:p>0,3301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5.1102204408817603E-2" table:style-name="ce2">
            <text:p>0,0511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64814814814814803" table:style-name="ce2">
            <text:p>0,6481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72391084093211799" table:style-name="ce2">
            <text:p>0,7239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53776263486655296" table:style-name="ce2">
            <text:p>0,5377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66475793857365995" table:style-name="ce2">
            <text:p>0,6647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40950520833333298" table:style-name="ce2">
            <text:p>0,4095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24785761371127199" table:style-name="ce2">
            <text:p>0,2478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479206653870761" table:style-name="ce2">
            <text:p>0,4792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35661764705882298" table:style-name="ce2">
            <text:p>0,3566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64898419864559798" table:style-name="ce2">
            <text:p>0,6489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418254764292879" table:style-name="ce2">
            <text:p>0,418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519796380090498" table:style-name="ce2">
            <text:p>0,5197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.19310344827586201" table:style-name="ce2">
            <text:p>0,1931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61430010070493402" table:style-name="ce2">
            <text:p>0,6143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16986794717887199" table:style-name="ce2">
            <text:p>0,1698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75364077669902896" table:style-name="ce2">
            <text:p>0,7536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92125984251968496" table:style-name="ce2">
            <text:p>0,9212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718188353702372" table:style-name="ce2">
            <text:p>0,7181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66200294550810002" table:style-name="ce2">
            <text:p>0,6620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8.7842138765117705E-2" table:style-name="ce2">
            <text:p>0,0878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480984340044743" table:style-name="ce2">
            <text:p>0,4809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64281842818428203" table:style-name="ce2">
            <text:p>0,6428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39401622718052698" table:style-name="ce2">
            <text:p>0,3940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36054054054054102" table:style-name="ce2">
            <text:p>0,3605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.39182361047312803" table:style-name="ce2">
            <text:p>0,3918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732325957906098" table:style-name="ce2">
            <text:p>0,7323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57238536836682097" table:style-name="ce2">
            <text:p>0,5723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81278538812785395" table:style-name="ce2">
            <text:p>0,8127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49664879356568398" table:style-name="ce2">
            <text:p>0,4966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48565710473649099" table:style-name="ce2">
            <text:p>0,4856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385194479297365" table:style-name="ce2">
            <text:p>0,3851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50202702702702695" table:style-name="ce2">
            <text:p>0,5020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5" table:style-name="ce2">
            <text:p>0,5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63474692202462402" table:style-name="ce2">
            <text:p>0,6347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75555555555555598" table:style-name="ce2">
            <text:p>0,7555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84992987377279094" table:style-name="ce2">
            <text:p>0,8499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71374045801526698" table:style-name="ce2">
            <text:p>0,7137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59228650137741001" table:style-name="ce2">
            <text:p>0,5922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35117302052785898" table:style-name="ce2">
            <text:p>0,3511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74521452145214495" table:style-name="ce2">
            <text:p>0,7452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27099737532808399" table:style-name="ce2">
            <text:p>0,2709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194290976058932" table:style-name="ce2">
            <text:p>0,1942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7.4873096446700496E-2" table:style-name="ce2">
            <text:p>0,074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62082912032355897" table:style-name="ce2">
            <text:p>0,6208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413555992141454" table:style-name="ce2">
            <text:p>0,4135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261099365750529" table:style-name="ce2">
            <text:p>0,2610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11310592459605" table:style-name="ce2">
            <text:p>0,1131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74910650464617601" table:style-name="ce2">
            <text:p>0,7491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76375404530744295" table:style-name="ce2">
            <text:p>0,7637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85741444866920102" table:style-name="ce2">
            <text:p>0,8574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9310776942355905" table:style-name="ce2">
            <text:p>0,9931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58205841446453399" table:style-name="ce2">
            <text:p>0,5820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740796393688956" table:style-name="ce2">
            <text:p>0,7407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75123674911660798" table:style-name="ce2">
            <text:p>0,7512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44796691936595501" table:style-name="ce2">
            <text:p>0,4479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0523338048090496" table:style-name="ce2">
            <text:p>0,9052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81594202898550705" table:style-name="ce2">
            <text:p>0,8159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78507653061224503" table:style-name="ce2">
            <text:p>0,7850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85615966964900203" table:style-name="ce2">
            <text:p>0,8561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9934080421885296" table:style-name="ce2">
            <text:p>0,9993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412313432835821" table:style-name="ce2">
            <text:p>0,4123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25177935943060498" table:style-name="ce2">
            <text:p>0,2517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26446280991735499" table:style-name="ce2">
            <text:p>0,2644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20265638389031701" table:style-name="ce2">
            <text:p>0,2026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59170174383644003" table:style-name="ce2">
            <text:p>0,5917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22041645505332699" table:style-name="ce2">
            <text:p>0,2204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16890801506186101" table:style-name="ce2">
            <text:p>0,1689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4.9921996879875197E-2" table:style-name="ce2">
            <text:p>0,0499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21491002570694101" table:style-name="ce2">
            <text:p>0,2149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46666666666666701" table:style-name="ce2">
            <text:p>0,466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16778523489932901" table:style-name="ce2">
            <text:p>0,1677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90324483775811204" table:style-name="ce2">
            <text:p>0,9032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45553899652260299" table:style-name="ce2">
            <text:p>0,4555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.39962121212121199" table:style-name="ce2">
            <text:p>0,3996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.266666666666667" table:style-name="ce2">
            <text:p>0,266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51314902225219095" table:style-name="ce2">
            <text:p>0,5131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.139771283354511" table:style-name="ce2">
            <text:p>0,1397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34803625377643499" table:style-name="ce2">
            <text:p>0,348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77294685990338197" table:style-name="ce2">
            <text:p>0,7729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74669421487603305" table:style-name="ce2">
            <text:p>0,7466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53734939759036104" table:style-name="ce2">
            <text:p>0,5373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.281448538754765" table:style-name="ce2">
            <text:p>0,2814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86402266288951801" table:style-name="ce2">
            <text:p>0,8640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69720279720279699" table:style-name="ce2">
            <text:p>0,6972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34092634776006098" table:style-name="ce2">
            <text:p>0,3409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69205569205569195" table:style-name="ce2">
            <text:p>0,6920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91823899371069195" table:style-name="ce2">
            <text:p>0,9182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68892508143322495" table:style-name="ce2">
            <text:p>0,6889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65268456375838901" table:style-name="ce2">
            <text:p>0,6526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.35687103594080299" table:style-name="ce2">
            <text:p>0,3568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.51028115820394504" table:style-name="ce2">
            <text:p>0,5102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.30438311688311698" table:style-name="ce2">
            <text:p>0,3043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.40104375752709798" table:style-name="ce2">
            <text:p>0,4010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83386581469648602" table:style-name="ce2">
            <text:p>0,8338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801727684080625" table:style-name="ce2">
            <text:p>0,8017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88986988847583604" table:style-name="ce2">
            <text:p>0,8898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81685649202733501" table:style-name="ce2">
            <text:p>0,8168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.44837106570955299" table:style-name="ce2">
            <text:p>0,4483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34333525678014998" table:style-name="ce2">
            <text:p>0,3433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51255358236374804" table:style-name="ce2">
            <text:p>0,5125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79528464634847595" table:style-name="ce2">
            <text:p>0,7952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13396674584323001" table:style-name="ce2">
            <text:p>0,1339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31320541760722298" table:style-name="ce2">
            <text:p>0,3132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77828311540648099" table:style-name="ce2">
            <text:p>0,7782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.36177622986504099" table:style-name="ce2">
            <text:p>0,3617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78297362110311797" table:style-name="ce2">
            <text:p>0,7829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548286604361371" table:style-name="ce2">
            <text:p>0,5482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.21781716417910399" table:style-name="ce2">
            <text:p>0,2178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31026018654884602" table:style-name="ce2">
            <text:p>0,3102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28448275862069" table:style-name="ce2">
            <text:p>0,2844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239456754824875" table:style-name="ce2">
            <text:p>0,2394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30149253731343301" table:style-name="ce2">
            <text:p>0,3014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.400576368876081" table:style-name="ce2">
            <text:p>0,4005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.27133580705009303" table:style-name="ce2">
            <text:p>0,2713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.16116504854368899" table:style-name="ce2">
            <text:p>0,1611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.22480181200453001" table:style-name="ce2">
            <text:p>0,2248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69703770197486503" table:style-name="ce2">
            <text:p>0,697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72711935892028701" table:style-name="ce2">
            <text:p>0,7271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87421383647798701" table:style-name="ce2">
            <text:p>0,8742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57556675062972296" table:style-name="ce2">
            <text:p>0,5755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.44077448747152598" table:style-name="ce2">
            <text:p>0,4407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64527027027026995" table:style-name="ce2">
            <text:p>0,6452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66998341625207303" table:style-name="ce2">
            <text:p>0,6699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79621072088724598" table:style-name="ce2">
            <text:p>0,7962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52963917525773196" table:style-name="ce2">
            <text:p>0,5296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29943181818181802" table:style-name="ce2">
            <text:p>0,2994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157894736842105" table:style-name="ce2">
            <text:p>0,1578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60570071258907399" table:style-name="ce2">
            <text:p>0,605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29514824797843697" table:style-name="ce2">
            <text:p>0,2951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49204545454545501" table:style-name="ce2">
            <text:p>0,4920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72292191435768305" table:style-name="ce2">
            <text:p>0,7229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57648546144121404" table:style-name="ce2">
            <text:p>0,5764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74698795180722899" table:style-name="ce2">
            <text:p>0,7469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80652866242038201" table:style-name="ce2">
            <text:p>0,8065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562640660165041" table:style-name="ce2">
            <text:p>0,5626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78923766816143504" table:style-name="ce2">
            <text:p>0,789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24578177727784001" table:style-name="ce2">
            <text:p>0,2457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.3944817300522" table:style-name="ce2">
            <text:p>0,3944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39165985282093202" table:style-name="ce2">
            <text:p>0,3916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59651097355092897" table:style-name="ce2">
            <text:p>0,5965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293220338983051" table:style-name="ce2">
            <text:p>0,2932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480339244410177" table:style-name="ce2">
            <text:p>0,4803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51845184518451803" table:style-name="ce2">
            <text:p>0,5184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31735159817351599" table:style-name="ce2">
            <text:p>0,3173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64089950808151797" table:style-name="ce2">
            <text:p>0,6409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61342592592592604" table:style-name="ce2">
            <text:p>0,6134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79665738161559896" table:style-name="ce2">
            <text:p>0,7966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1" table:style-name="ce2">
            <text:p>1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63841807909604498" table:style-name="ce2">
            <text:p>0,6384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37518463810930602" table:style-name="ce2">
            <text:p>0,3751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79900568181818199" table:style-name="ce2">
            <text:p>0,7990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9.6410978184377202E-2" table:style-name="ce2">
            <text:p>0,0964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7916666666666696" table:style-name="ce2">
            <text:p>0,9791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84408992023205198" table:style-name="ce2">
            <text:p>0,8440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79727326615293403" table:style-name="ce2">
            <text:p>0,7972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80952380952380998" table:style-name="ce2">
            <text:p>0,8095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6749854904236798" table:style-name="ce2">
            <text:p>0,9674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58841234010534205" table:style-name="ce2">
            <text:p>0,5884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56165359942979298" table:style-name="ce2">
            <text:p>0,5616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46108228317272099" table:style-name="ce2">
            <text:p>0,4610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60123753867308405" table:style-name="ce2">
            <text:p>0,601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.371046228710462" table:style-name="ce2">
            <text:p>0,3710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68802365697387902" table:style-name="ce2">
            <text:p>0,688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62375448385811105" table:style-name="ce2">
            <text:p>0,6237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545605997501041" table:style-name="ce2">
            <text:p>0,5456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40712140712140699" table:style-name="ce2">
            <text:p>0,4071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56350938454823196" table:style-name="ce2">
            <text:p>0,5635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41377245508982002" table:style-name="ce2">
            <text:p>0,4137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90579368817710804" table:style-name="ce2">
            <text:p>0,9057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31113753468093502" table:style-name="ce2">
            <text:p>0,311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.79736842105263195" table:style-name="ce2">
            <text:p>0,7973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.51037851037851001" table:style-name="ce2">
            <text:p>0,5103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74591381872214002" table:style-name="ce2">
            <text:p>0,7459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.645443196004994" table:style-name="ce2">
            <text:p>0,6454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78713450292397702" table:style-name="ce2">
            <text:p>0,7871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85094339622641502" table:style-name="ce2">
            <text:p>0,8509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91580756013745701" table:style-name="ce2">
            <text:p>0,9158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58642533936651597" table:style-name="ce2">
            <text:p>0,5864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8.3676268861454101E-2" table:style-name="ce2">
            <text:p>0,0836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87362637362637396" table:style-name="ce2">
            <text:p>0,8736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55668604651162801" table:style-name="ce2">
            <text:p>0,5566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32377740303541303" table:style-name="ce2">
            <text:p>0,3237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46584938704028001" table:style-name="ce2">
            <text:p>0,4658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86975914362176598" table:style-name="ce2">
            <text:p>0,8697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78822495606326903" table:style-name="ce2">
            <text:p>0,7882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59544159544159603" table:style-name="ce2">
            <text:p>0,5954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.52469711090400695" table:style-name="ce2">
            <text:p>0,5246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.433126660761736" table:style-name="ce2">
            <text:p>0,4331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.21396598030438699" table:style-name="ce2">
            <text:p>0,2139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.386740331491713" table:style-name="ce2">
            <text:p>0,3867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84764542936288101" table:style-name="ce2">
            <text:p>0,8476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68275245755138503" table:style-name="ce2">
            <text:p>0,6827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73069105691056901" table:style-name="ce2">
            <text:p>0,7306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88358778625954204" table:style-name="ce2">
            <text:p>0,8835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.62735849056603799" table:style-name="ce2">
            <text:p>0,6273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569839307787392" table:style-name="ce2">
            <text:p>0,5698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68578255675029898" table:style-name="ce2">
            <text:p>0,6857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75286624203821695" table:style-name="ce2">
            <text:p>0,7528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.62241887905604698" table:style-name="ce2">
            <text:p>0,6224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13004926108374401" table:style-name="ce2">
            <text:p>0,1300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67400881057268702" table:style-name="ce2">
            <text:p>0,6740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951672862453532" table:style-name="ce2">
            <text:p>0,9516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63655030800821399" table:style-name="ce2">
            <text:p>0,6365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89503280224929704" table:style-name="ce2">
            <text:p>0,8950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74882849109653205" table:style-name="ce2">
            <text:p>0,7488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81397544853635495" table:style-name="ce2">
            <text:p>0,8139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88076152304609201" table:style-name="ce2">
            <text:p>0,8807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.486071085494717" table:style-name="ce2">
            <text:p>0,4860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.77834525025536305" table:style-name="ce2">
            <text:p>0,7783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.28467908902691502" table:style-name="ce2">
            <text:p>0,2846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30517423442449798" table:style-name="ce2">
            <text:p>0,3051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53895071542130402" table:style-name="ce2">
            <text:p>0,5389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33045977011494299" table:style-name="ce2">
            <text:p>0,3304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105263157894737" table:style-name="ce2">
            <text:p>0,1052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.31754161331626102" table:style-name="ce2">
            <text:p>0,3175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.66251556662515598" table:style-name="ce2">
            <text:p>0,6625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.37392241379310298" table:style-name="ce2">
            <text:p>0,3739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.62805662805662799" table:style-name="ce2">
            <text:p>0,6280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90854870775347896" table:style-name="ce2">
            <text:p>0,9085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89305816135084404" table:style-name="ce2">
            <text:p>0,8930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77454545454545498" table:style-name="ce2">
            <text:p>0,7745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638679245283019" table:style-name="ce2">
            <text:p>0,6386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.26518391787852902" table:style-name="ce2">
            <text:p>0,2651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84440227703984805" table:style-name="ce2">
            <text:p>0,8444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79101741521539903" table:style-name="ce2">
            <text:p>0,7910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85602350636630797" table:style-name="ce2">
            <text:p>0,856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78310214375788101" table:style-name="ce2">
            <text:p>0,7831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8" table:style-name="ce2">
            <text:p>0,8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61971830985915499" table:style-name="ce2">
            <text:p>0,6197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49550706033376102" table:style-name="ce2">
            <text:p>0,4955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56824512534819005" table:style-name="ce2">
            <text:p>0,5682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67136150234741798" table:style-name="ce2">
            <text:p>0,6713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747282608695652" table:style-name="ce2">
            <text:p>0,7472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75235849056603799" table:style-name="ce2">
            <text:p>0,7523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94957983193277296" table:style-name="ce2">
            <text:p>0,9495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90675241157556297" table:style-name="ce2">
            <text:p>0,9067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45726495726495697" table:style-name="ce2">
            <text:p>0,457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78378378378378399" table:style-name="ce2">
            <text:p>0,7837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65521191294387204" table:style-name="ce2">
            <text:p>0,6552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.56709265175718804" table:style-name="ce2">
            <text:p>0,5670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71285475792988295" table:style-name="ce2">
            <text:p>0,7128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462251655629139" table:style-name="ce2">
            <text:p>0,4622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44006849315068503" table:style-name="ce2">
            <text:p>0,4400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61184210526315796" table:style-name="ce2">
            <text:p>0,6118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58267716535433101" table:style-name="ce2">
            <text:p>0,5826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60031847133757998" table:style-name="ce2">
            <text:p>0,6003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93113772455089805" table:style-name="ce2">
            <text:p>0,931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75464684014869898" table:style-name="ce2">
            <text:p>0,7546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82365826944140197" table:style-name="ce2">
            <text:p>0,8236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8911729141475202" table:style-name="ce2">
            <text:p>0,9891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.33601070950468498" table:style-name="ce2">
            <text:p>0,336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90081521739130399" table:style-name="ce2">
            <text:p>0,9008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391975308641975" table:style-name="ce2">
            <text:p>0,3919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77858176555716396" table:style-name="ce2">
            <text:p>0,7785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45038167938931301" table:style-name="ce2">
            <text:p>0,4503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" table:style-name="ce2">
            <text:p>0,9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92920353982300896" table:style-name="ce2">
            <text:p>0,9292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96524064171123003" table:style-name="ce2">
            <text:p>0,9652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91486486486486496" table:style-name="ce2">
            <text:p>0,9148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5489690721649501" table:style-name="ce2">
            <text:p>0,9548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66525423728813604" table:style-name="ce2">
            <text:p>0,665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67256637168141598" table:style-name="ce2">
            <text:p>0,6725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56255178127589101" table:style-name="ce2">
            <text:p>0,5625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83371647509578495" table:style-name="ce2">
            <text:p>0,8337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.68209083119108804" table:style-name="ce2">
            <text:p>0,6820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54794520547945202" table:style-name="ce2">
            <text:p>0,5479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44623655913978499" table:style-name="ce2">
            <text:p>0,4462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47491039426523302" table:style-name="ce2">
            <text:p>0,4749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9.3862815884476494E-2" table:style-name="ce2">
            <text:p>0,0938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.56360708534621595" table:style-name="ce2">
            <text:p>0,5636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53081876724930999" table:style-name="ce2">
            <text:p>0,5308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65377697841726601" table:style-name="ce2">
            <text:p>0,6537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70304568527918798" table:style-name="ce2">
            <text:p>0,7030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886411889596603" table:style-name="ce2">
            <text:p>0,8864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88170212765957401" table:style-name="ce2">
            <text:p>0,8817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.88737623762376205" table:style-name="ce2">
            <text:p>0,8873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.46845915201654598" table:style-name="ce2">
            <text:p>0,4684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76408450704225295" table:style-name="ce2">
            <text:p>0,7640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.61688311688311703" table:style-name="ce2">
            <text:p>0,6168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391489361702128" table:style-name="ce2">
            <text:p>0,3914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85676855895196502" table:style-name="ce2">
            <text:p>0,8567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830696202531646" table:style-name="ce2">
            <text:p>0,8306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82533112582781498" table:style-name="ce2">
            <text:p>0,8253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.44137931034482802" table:style-name="ce2">
            <text:p>0,4413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94430693069306904" table:style-name="ce2">
            <text:p>0,9443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62286465177398198" table:style-name="ce2">
            <text:p>0,6228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40709219858155998" table:style-name="ce2">
            <text:p>0,4070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53304284676833702" table:style-name="ce2">
            <text:p>0,5330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92361652377240799" table:style-name="ce2">
            <text:p>0,9236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42386185243328101" table:style-name="ce2">
            <text:p>0,4238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46479999999999999" table:style-name="ce2">
            <text:p>0,4648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.41396933560477001" table:style-name="ce2">
            <text:p>0,4139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.50785773366418496" table:style-name="ce2">
            <text:p>0,5078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.212410501193317" table:style-name="ce2">
            <text:p>0,2124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.32240000000000002" table:style-name="ce2">
            <text:p>0,3224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90111779879621701" table:style-name="ce2">
            <text:p>0,9011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78260869565217395" table:style-name="ce2">
            <text:p>0,7826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90266299357208402" table:style-name="ce2">
            <text:p>0,9026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75770925110132203" table:style-name="ce2">
            <text:p>0,7577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.51197604790419204" table:style-name="ce2">
            <text:p>0,5119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56781376518218596" table:style-name="ce2">
            <text:p>0,5678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37990762124711303" table:style-name="ce2">
            <text:p>0,3799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75377969762418995" table:style-name="ce2">
            <text:p>0,7537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.12483221476510099" table:style-name="ce2">
            <text:p>0,1248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50474547023295901" table:style-name="ce2">
            <text:p>0,5047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60172744721688998" table:style-name="ce2">
            <text:p>0,6017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82352941176470595" table:style-name="ce2">
            <text:p>0,8235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70825335892514396" table:style-name="ce2">
            <text:p>0,7082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74058577405857695" table:style-name="ce2">
            <text:p>0,7405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84440842787682302" table:style-name="ce2">
            <text:p>0,8444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83028286189683898" table:style-name="ce2">
            <text:p>0,8302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.66784765279007996" table:style-name="ce2">
            <text:p>0,6678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.58752166377816295" table:style-name="ce2">
            <text:p>0,5875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.51414713015359703" table:style-name="ce2">
            <text:p>0,5141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90770465489566599" table:style-name="ce2">
            <text:p>0,9077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13734713076199401" table:style-name="ce2">
            <text:p>0,1373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35953420669577901" table:style-name="ce2">
            <text:p>0,3595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137369033760186" table:style-name="ce2">
            <text:p>0,1373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67302798982188305" table:style-name="ce2">
            <text:p>0,6730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.401709401709402" table:style-name="ce2">
            <text:p>0,4017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.50428979980934197" table:style-name="ce2">
            <text:p>0,5042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.46863468634686301" table:style-name="ce2">
            <text:p>0,4686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.525555555555556" table:style-name="ce2">
            <text:p>0,5255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879861711322385" table:style-name="ce2">
            <text:p>0,8798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93860386879730895" table:style-name="ce2">
            <text:p>0,9386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71686274509803904" table:style-name="ce2">
            <text:p>0,7168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77147487844408402" table:style-name="ce2">
            <text:p>0,7714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.49737434358589699" table:style-name="ce2">
            <text:p>0,4973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88245033112582805" table:style-name="ce2">
            <text:p>0,8824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91755976916735404" table:style-name="ce2">
            <text:p>0,9175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78965819456617004" table:style-name="ce2">
            <text:p>0,7896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67904191616766496" table:style-name="ce2">
            <text:p>0,6790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65825446898002105" table:style-name="ce2">
            <text:p>0,658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29797979797979801" table:style-name="ce2">
            <text:p>0,2979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23741007194244601" table:style-name="ce2">
            <text:p>0,2374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49776785714285698" table:style-name="ce2">
            <text:p>0,4977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77751196172248804" table:style-name="ce2">
            <text:p>0,7775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96525679758308203" table:style-name="ce2">
            <text:p>0,9652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92923076923076897" table:style-name="ce2">
            <text:p>0,9292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56967213114754101" table:style-name="ce2">
            <text:p>0,5696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65202702702702697" table:style-name="ce2">
            <text:p>0,6520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52320675105485204" table:style-name="ce2">
            <text:p>0,5232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.60935350756533702" table:style-name="ce2">
            <text:p>0,6093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85735512630014898" table:style-name="ce2">
            <text:p>0,8573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78219895287958097" table:style-name="ce2">
            <text:p>0,7821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64724409448818898" table:style-name="ce2">
            <text:p>0,6472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54446177847113897" table:style-name="ce2">
            <text:p>0,5444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78026070763500899" table:style-name="ce2">
            <text:p>0,7802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568022440392707" table:style-name="ce2">
            <text:p>0,5680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72098765432098799" table:style-name="ce2">
            <text:p>0,7209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88172043010752699" table:style-name="ce2">
            <text:p>0,8817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91222879684418201" table:style-name="ce2">
            <text:p>0,9122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1" table:style-name="ce2">
            <text:p>1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.13961407491486899" table:style-name="ce2">
            <text:p>0,1396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.44992947813822298" table:style-name="ce2">
            <text:p>0,4499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.16411682892906801" table:style-name="ce2">
            <text:p>0,1641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91195652173913" table:style-name="ce2">
            <text:p>0,9119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62552594670406703" table:style-name="ce2">
            <text:p>0,6255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82767978290366295" table:style-name="ce2">
            <text:p>0,8276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5" table:style-name="ce2">
            <text:p>0,5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7951807228915699" table:style-name="ce2">
            <text:p>0,9795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87039563437926304" table:style-name="ce2">
            <text:p>0,8703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84939091915836096" table:style-name="ce2">
            <text:p>0,8493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87207872078720805" table:style-name="ce2">
            <text:p>0,8720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7544642857142905" table:style-name="ce2">
            <text:p>0,9754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39896755162241898" table:style-name="ce2">
            <text:p>0,398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47964721845318897" table:style-name="ce2">
            <text:p>0,4796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40405503258508302" table:style-name="ce2">
            <text:p>0,4040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63518138261464796" table:style-name="ce2">
            <text:p>0,6351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.64454976303317502" table:style-name="ce2">
            <text:p>0,6445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70571428571428596" table:style-name="ce2">
            <text:p>0,7057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58576051779935301" table:style-name="ce2">
            <text:p>0,5857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469250210614996" table:style-name="ce2">
            <text:p>0,4692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.23013493253373299" table:style-name="ce2">
            <text:p>0,2301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.12121212121212099" table:style-name="ce2">
            <text:p>0,1212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.236802413273002" table:style-name="ce2">
            <text:p>0,2368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46764452113891303" table:style-name="ce2">
            <text:p>0,4676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72559366754617405" table:style-name="ce2">
            <text:p>0,7255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81199538638985003" table:style-name="ce2">
            <text:p>0,8119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94470477975632605" table:style-name="ce2">
            <text:p>0,9447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54518072289156605" table:style-name="ce2">
            <text:p>0,5451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.12976113621691401" table:style-name="ce2">
            <text:p>0,1297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3.5911602209944701E-2" table:style-name="ce2">
            <text:p>0,0359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69536423841059603" table:style-name="ce2">
            <text:p>0,6953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61941008563273103" table:style-name="ce2">
            <text:p>0,6194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23117569352708101" table:style-name="ce2">
            <text:p>0,2311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49125081011017502" table:style-name="ce2">
            <text:p>0,4912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16158752657689601" table:style-name="ce2">
            <text:p>0,1615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53765403925148303" table:style-name="ce2">
            <text:p>0,5376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1.6543317370483202E-2" table:style-name="ce2">
            <text:p>0,0165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27780475959203499" table:style-name="ce2">
            <text:p>0,2778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7.3238139106402506E-2" table:style-name="ce2">
            <text:p>0,073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32568359375" table:style-name="ce2">
            <text:p>0,3256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25924170616113701" table:style-name="ce2">
            <text:p>0,2592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19132029339853299" table:style-name="ce2">
            <text:p>0,1913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342715231788079" table:style-name="ce2">
            <text:p>0,3427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.59266287160025299" table:style-name="ce2">
            <text:p>0,5926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59906976744186002" table:style-name="ce2">
            <text:p>0,5990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49242819843342001" table:style-name="ce2">
            <text:p>0,4924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93443496801705805" table:style-name="ce2">
            <text:p>0,9344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1.09409190371991E-2" table:style-name="ce2">
            <text:p>0,0109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28036437246963603" table:style-name="ce2">
            <text:p>0,2803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248766041461007" table:style-name="ce2">
            <text:p>0,2487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1.5549076773566499E-2" table:style-name="ce2">
            <text:p>0,0155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37525879917184302" table:style-name="ce2">
            <text:p>0,3752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47534403669724801" table:style-name="ce2">
            <text:p>0,4753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165528113504992" table:style-name="ce2">
            <text:p>0,1655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39203015616585901" table:style-name="ce2">
            <text:p>0,3920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342741935483871" table:style-name="ce2">
            <text:p>0,3427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124563445867288" table:style-name="ce2">
            <text:p>0,124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68459152016545999" table:style-name="ce2">
            <text:p>0,6845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74971297359357103" table:style-name="ce2">
            <text:p>0,7497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786885245901639" table:style-name="ce2">
            <text:p>0,7868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26859827721221602" table:style-name="ce2">
            <text:p>0,2685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78267594740912605" table:style-name="ce2">
            <text:p>0,7826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35319410319410299" table:style-name="ce2">
            <text:p>0,3531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23618090452261301" table:style-name="ce2">
            <text:p>0,2361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7.8582434514637894E-2" table:style-name="ce2">
            <text:p>0,0785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19775521111704999" table:style-name="ce2">
            <text:p>0,1977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16801768607221801" table:style-name="ce2">
            <text:p>0,1680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78772044415414799" table:style-name="ce2">
            <text:p>0,7877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57265415549597898" table:style-name="ce2">
            <text:p>0,5726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80833333333333302" table:style-name="ce2">
            <text:p>0,808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7214783074451006" table:style-name="ce2">
            <text:p>0,9721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48394912174439703" table:style-name="ce2">
            <text:p>0,4839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47791694133157497" table:style-name="ce2">
            <text:p>0,4779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72413793103448298" table:style-name="ce2">
            <text:p>0,724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51415094339622602" table:style-name="ce2">
            <text:p>0,5141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85252263906856396" table:style-name="ce2">
            <text:p>0,8525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63154221912072595" table:style-name="ce2">
            <text:p>0,6315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71588366890380295" table:style-name="ce2">
            <text:p>0,7158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73009367681498805" table:style-name="ce2">
            <text:p>0,7300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86123911930363495" table:style-name="ce2">
            <text:p>0,8612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18195956454121301" table:style-name="ce2">
            <text:p>0,1819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22754217966256299" table:style-name="ce2">
            <text:p>0,2275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114349775784753" table:style-name="ce2">
            <text:p>0,1143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27236971484759098" table:style-name="ce2">
            <text:p>0,2723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13981588032220901" table:style-name="ce2">
            <text:p>0,1398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85055643879173304" table:style-name="ce2">
            <text:p>0,8505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354310344827586" table:style-name="ce2">
            <text:p>0,3543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.71626297577854703" table:style-name="ce2">
            <text:p>0,7162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.51761744966442902" table:style-name="ce2">
            <text:p>0,5176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77788369876072405" table:style-name="ce2">
            <text:p>0,7778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.55102040816326503" table:style-name="ce2">
            <text:p>0,5510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45338645418326701" table:style-name="ce2">
            <text:p>0,4533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66666666666666696" table:style-name="ce2">
            <text:p>0,666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67784352399737002" table:style-name="ce2">
            <text:p>0,6778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12113720642768901" table:style-name="ce2">
            <text:p>0,1211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.42554991539763098" table:style-name="ce2">
            <text:p>0,4255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84076433121019101" table:style-name="ce2">
            <text:p>0,8407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57671480144404297" table:style-name="ce2">
            <text:p>0,5767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253869969040248" table:style-name="ce2">
            <text:p>0,2538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68028534370946803" table:style-name="ce2">
            <text:p>0,6802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89993784959602197" table:style-name="ce2">
            <text:p>0,8999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55629945222154598" table:style-name="ce2">
            <text:p>0,5562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61230131306150704" table:style-name="ce2">
            <text:p>0,6123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.170811518324607" table:style-name="ce2">
            <text:p>0,1708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73963290278722005" table:style-name="ce2">
            <text:p>0,7396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66847826086956497" table:style-name="ce2">
            <text:p>0,6684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77500000000000002" table:style-name="ce2">
            <text:p>0,77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65502183406113501" table:style-name="ce2">
            <text:p>0,6550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.387019230769231" table:style-name="ce2">
            <text:p>0,387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51757972199509406" table:style-name="ce2">
            <text:p>0,5175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55918367346938802" table:style-name="ce2">
            <text:p>0,5591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74303405572755399" table:style-name="ce2">
            <text:p>0,7430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.17916260954235599" table:style-name="ce2">
            <text:p>0,179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34056399132321002" table:style-name="ce2">
            <text:p>0,3405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55259026687598101" table:style-name="ce2">
            <text:p>0,5525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75580464371497202" table:style-name="ce2">
            <text:p>0,7558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66558441558441594" table:style-name="ce2">
            <text:p>0,6655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73785078713210095" table:style-name="ce2">
            <text:p>0,7378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518111254851229" table:style-name="ce2">
            <text:p>0,5181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50752688172043003" table:style-name="ce2">
            <text:p>0,5075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.50973053892215603" table:style-name="ce2">
            <text:p>0,5097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3.4807831762146503E-2" table:style-name="ce2">
            <text:p>0,0348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79784366576819399" table:style-name="ce2">
            <text:p>0,7978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474329501915709" table:style-name="ce2">
            <text:p>0,4743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5.6240369799691797E-2" table:style-name="ce2">
            <text:p>0,0562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263535031847134" table:style-name="ce2">
            <text:p>0,2635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27071823204419898" table:style-name="ce2">
            <text:p>0,2707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130558183538316" table:style-name="ce2">
            <text:p>0,1305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82054992764110002" table:style-name="ce2">
            <text:p>0,8205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79319546364242799" table:style-name="ce2">
            <text:p>0,793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65721487082545704" table:style-name="ce2">
            <text:p>0,6572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60402684563758402" table:style-name="ce2">
            <text:p>0,6040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32899246058944498" table:style-name="ce2">
            <text:p>0,3289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34836065573770503" table:style-name="ce2">
            <text:p>0,348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66461063993831904" table:style-name="ce2">
            <text:p>0,6646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62589285714285703" table:style-name="ce2">
            <text:p>0,6258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61045531197301806" table:style-name="ce2">
            <text:p>0,6104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39072847682119199" table:style-name="ce2">
            <text:p>0,3907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54388984509466398" table:style-name="ce2">
            <text:p>0,5438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37950664136622397" table:style-name="ce2">
            <text:p>0,3795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34313725490196101" table:style-name="ce2">
            <text:p>0,3431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39253996447602102" table:style-name="ce2">
            <text:p>0,3925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46725663716814198" table:style-name="ce2">
            <text:p>0,4672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83445945945945899" table:style-name="ce2">
            <text:p>0,8344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81733746130031004" table:style-name="ce2">
            <text:p>0,8173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47305389221556898" table:style-name="ce2">
            <text:p>0,4730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74014481094127105" table:style-name="ce2">
            <text:p>0,7401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46395705521472402" table:style-name="ce2">
            <text:p>0,4639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498342541436464" table:style-name="ce2">
            <text:p>0,4983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42913385826771699" table:style-name="ce2">
            <text:p>0,4291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50928074245939703" table:style-name="ce2">
            <text:p>0,5092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48412698412698402" table:style-name="ce2">
            <text:p>0,4841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57047872340425498" table:style-name="ce2">
            <text:p>0,5704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453731343283582" table:style-name="ce2">
            <text:p>0,4537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80377754459601303" table:style-name="ce2">
            <text:p>0,8037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79655712050078198" table:style-name="ce2">
            <text:p>0,7965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83996750609260795" table:style-name="ce2">
            <text:p>0,839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9518459069020904" table:style-name="ce2">
            <text:p>0,9951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78661087866108803" table:style-name="ce2">
            <text:p>0,7866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465447154471545" table:style-name="ce2">
            <text:p>0,4654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78125" table:style-name="ce2">
            <text:p>0,7812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4.4878048780487803E-2" table:style-name="ce2">
            <text:p>0,0448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5386158475426297" table:style-name="ce2">
            <text:p>0,9538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76859504132231404" table:style-name="ce2">
            <text:p>0,7685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87235708692247504" table:style-name="ce2">
            <text:p>0,8723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76990376202974597" table:style-name="ce2">
            <text:p>0,7699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8037612428454601" table:style-name="ce2">
            <text:p>0,9803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28945868945868902" table:style-name="ce2">
            <text:p>0,2894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5.4110301768990697E-2" table:style-name="ce2">
            <text:p>0,0541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36004451864218101" table:style-name="ce2">
            <text:p>0,3600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24681528662420399" table:style-name="ce2">
            <text:p>0,2468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.29658284977433902" table:style-name="ce2">
            <text:p>0,2965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71768437747819203" table:style-name="ce2">
            <text:p>0,7176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20086260012322901" table:style-name="ce2">
            <text:p>0,2008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374651810584958" table:style-name="ce2">
            <text:p>0,3746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55026809651474495" table:style-name="ce2">
            <text:p>0,5502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58540042523033298" table:style-name="ce2">
            <text:p>0,5854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2.40577385725738E-3" table:style-name="ce2">
            <text:p>0,0024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83515681983953305" table:style-name="ce2">
            <text:p>0,8351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27596803933620201" table:style-name="ce2">
            <text:p>0,275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.190829399865138" table:style-name="ce2">
            <text:p>0,1908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13601823708206701" table:style-name="ce2">
            <text:p>0,1360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62052980132450297" table:style-name="ce2">
            <text:p>0,6205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78041282389108502" table:style-name="ce2">
            <text:p>0,7804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82597623089982997" table:style-name="ce2">
            <text:p>0,8259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661861614497529" table:style-name="ce2">
            <text:p>0,6618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.140100071479628" table:style-name="ce2">
            <text:p>0,1401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855221518987342" table:style-name="ce2">
            <text:p>0,8552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71416454622561498" table:style-name="ce2">
            <text:p>0,7141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49549549549549599" table:style-name="ce2">
            <text:p>0,4954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59083333333333299" table:style-name="ce2">
            <text:p>0,5908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92812369410781503" table:style-name="ce2">
            <text:p>0,9281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72285464098073504" table:style-name="ce2">
            <text:p>0,7228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62178919397697097" table:style-name="ce2">
            <text:p>0,6217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.28377230246389101" table:style-name="ce2">
            <text:p>0,2837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.35623721881390602" table:style-name="ce2">
            <text:p>0,3562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.38229122954259298" table:style-name="ce2">
            <text:p>0,3822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67510354348826496" table:style-name="ce2">
            <text:p>0,6751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58981788079470199" table:style-name="ce2">
            <text:p>0,5898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76356589147286802" table:style-name="ce2">
            <text:p>0,7635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78710848842487502" table:style-name="ce2">
            <text:p>0,7871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.60211500330469303" table:style-name="ce2">
            <text:p>0,6021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55734406438631801" table:style-name="ce2">
            <text:p>0,5573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56848828956706898" table:style-name="ce2">
            <text:p>0,5684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66077275703994798" table:style-name="ce2">
            <text:p>0,6607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27893569844789401" table:style-name="ce2">
            <text:p>0,2789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358868184955142" table:style-name="ce2">
            <text:p>0,3588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95708446866484997" table:style-name="ce2">
            <text:p>0,9570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48850574712643702" table:style-name="ce2">
            <text:p>0,4885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60296762589928099" table:style-name="ce2">
            <text:p>0,602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62489557226399295" table:style-name="ce2">
            <text:p>0,6248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58590102707749803" table:style-name="ce2">
            <text:p>0,5859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.35323840146991298" table:style-name="ce2">
            <text:p>0,353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.163652802893309" table:style-name="ce2">
            <text:p>0,1636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72446762277270804" table:style-name="ce2">
            <text:p>0,7244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54010416666666705" table:style-name="ce2">
            <text:p>0,5401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26927784577723402" table:style-name="ce2">
            <text:p>0,2692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26460767946577601" table:style-name="ce2">
            <text:p>0,2646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1209341117598" table:style-name="ce2">
            <text:p>0,1209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41788321167883202" table:style-name="ce2">
            <text:p>0,4178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.32102081934184001" table:style-name="ce2">
            <text:p>0,3210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.17472118959107799" table:style-name="ce2">
            <text:p>0,1747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.31302116741501002" table:style-name="ce2">
            <text:p>0,3130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.37626432906271101" table:style-name="ce2">
            <text:p>0,3762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.265493496557001" table:style-name="ce2">
            <text:p>0,2654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71750433275563297" table:style-name="ce2">
            <text:p>0,7175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61385281385281398" table:style-name="ce2">
            <text:p>0,6138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66422912858013405" table:style-name="ce2">
            <text:p>0,6642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35861561119293101" table:style-name="ce2">
            <text:p>0,3586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51604278074866305" table:style-name="ce2">
            <text:p>0,5160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210628645495787" table:style-name="ce2">
            <text:p>0,2106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43767507002801098" table:style-name="ce2">
            <text:p>0,4376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23867595818815299" table:style-name="ce2">
            <text:p>0,2386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68584070796460195" table:style-name="ce2">
            <text:p>0,6858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68656716417910502" table:style-name="ce2">
            <text:p>0,6865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49300155520995298" table:style-name="ce2">
            <text:p>0,493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66045142296368997" table:style-name="ce2">
            <text:p>0,6604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72237196765498601" table:style-name="ce2">
            <text:p>0,7223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15509467989179401" table:style-name="ce2">
            <text:p>0,1550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52972159518434903" table:style-name="ce2">
            <text:p>0,5297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54671052631578898" table:style-name="ce2">
            <text:p>0,5467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727551020408163" table:style-name="ce2">
            <text:p>0,7275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46992729676140099" table:style-name="ce2">
            <text:p>0,4699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61980830670926501" table:style-name="ce2">
            <text:p>0,6198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496605237633366" table:style-name="ce2">
            <text:p>0,4966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68427518427518397" table:style-name="ce2">
            <text:p>0,684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392515230635335" table:style-name="ce2">
            <text:p>0,3925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76148267526188596" table:style-name="ce2">
            <text:p>0,7614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56219931271477697" table:style-name="ce2">
            <text:p>0,5621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80569007263922499" table:style-name="ce2">
            <text:p>0,8056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8790322580645196" table:style-name="ce2">
            <text:p>0,9879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62475312705727504" table:style-name="ce2">
            <text:p>0,6247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69476268412438602" table:style-name="ce2">
            <text:p>0,6947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75734157650695499" table:style-name="ce2">
            <text:p>0,757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299619771863118" table:style-name="ce2">
            <text:p>0,2996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5087163232963501" table:style-name="ce2">
            <text:p>0,9508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85426356589147301" table:style-name="ce2">
            <text:p>0,8542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72913907284768198" table:style-name="ce2">
            <text:p>0,7291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79284649776453098" table:style-name="ce2">
            <text:p>0,7928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8135359116022103" table:style-name="ce2">
            <text:p>0,9813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661639597834493" table:style-name="ce2">
            <text:p>0,6616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71765601217656005" table:style-name="ce2">
            <text:p>0,7176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74217527386541504" table:style-name="ce2">
            <text:p>0,7421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55801104972375704" table:style-name="ce2">
            <text:p>0,558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.452380952380952" table:style-name="ce2">
            <text:p>0,4523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71158690176322403" table:style-name="ce2">
            <text:p>0,711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393352965923433" table:style-name="ce2">
            <text:p>0,3933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35393258426966301" table:style-name="ce2">
            <text:p>0,3539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34581497797356803" table:style-name="ce2">
            <text:p>0,3458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25509259259259298" table:style-name="ce2">
            <text:p>0,2550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444606413994169" table:style-name="ce2">
            <text:p>0,4446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91990291262135904" table:style-name="ce2">
            <text:p>0,9199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46447860407145802" table:style-name="ce2">
            <text:p>0,4644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.20439061317183899" table:style-name="ce2">
            <text:p>0,2043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24060150375939801" table:style-name="ce2">
            <text:p>0,2406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41129616220130299" table:style-name="ce2">
            <text:p>0,4112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65234159779614298" table:style-name="ce2">
            <text:p>0,652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76" table:style-name="ce2">
            <text:p>0,76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74593128390596697" table:style-name="ce2">
            <text:p>0,7459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75990099009901002" table:style-name="ce2">
            <text:p>0,7599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396851698425849" table:style-name="ce2">
            <text:p>0,3968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19970414201183401" table:style-name="ce2">
            <text:p>0,1997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83037974683544302" table:style-name="ce2">
            <text:p>0,8303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57298907646474695" table:style-name="ce2">
            <text:p>0,5729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45712754555198298" table:style-name="ce2">
            <text:p>0,4571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.14989837398374001" table:style-name="ce2">
            <text:p>0,1498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9.2944038929440406E-2" table:style-name="ce2">
            <text:p>0,092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.13169533169533201" table:style-name="ce2">
            <text:p>0,1316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46066746126340902" table:style-name="ce2">
            <text:p>0,460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716684723726977" table:style-name="ce2">
            <text:p>0,7166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74097530082330598" table:style-name="ce2">
            <text:p>0,7409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82456140350877205" table:style-name="ce2">
            <text:p>0,8245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5.8041958041957997E-2" table:style-name="ce2">
            <text:p>0,0580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36880466472303203" table:style-name="ce2">
            <text:p>0,3688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234010534236268" table:style-name="ce2">
            <text:p>0,234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48164146868250501" table:style-name="ce2">
            <text:p>0,4816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.47299509001636703" table:style-name="ce2">
            <text:p>0,4729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64183551847437403" table:style-name="ce2">
            <text:p>0,6418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47767857142857101" table:style-name="ce2">
            <text:p>0,4776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93541364296081297" table:style-name="ce2">
            <text:p>0,9354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32002617801047101" table:style-name="ce2">
            <text:p>0,320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59476380193511702" table:style-name="ce2">
            <text:p>0,5947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57279596977330005" table:style-name="ce2">
            <text:p>0,5727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54011299435028204" table:style-name="ce2">
            <text:p>0,5401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36003908158280401" table:style-name="ce2">
            <text:p>0,3600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35409252669039099" table:style-name="ce2">
            <text:p>0,3540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7.3840870062965094E-2" table:style-name="ce2">
            <text:p>0,0738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8.7934560327198402E-2" table:style-name="ce2">
            <text:p>0,087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76071428571428601" table:style-name="ce2">
            <text:p>0,7607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53794829024186797" table:style-name="ce2">
            <text:p>0,5379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72966101694915297" table:style-name="ce2">
            <text:p>0,7296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47607796810395803" table:style-name="ce2">
            <text:p>0,4760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74457429048414003" table:style-name="ce2">
            <text:p>0,7445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54823889739663101" table:style-name="ce2">
            <text:p>0,5482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7.09370037056644E-2" table:style-name="ce2">
            <text:p>0,0709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28030303030303" table:style-name="ce2">
            <text:p>0,2803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7.8317621464829595E-2" table:style-name="ce2">
            <text:p>0,0783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71615720524017501" table:style-name="ce2">
            <text:p>0,7161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75" table:style-name="ce2">
            <text:p>0,75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72905027932960897" table:style-name="ce2">
            <text:p>0,729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69832402234636903" table:style-name="ce2">
            <text:p>0,6983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81149012567324996" table:style-name="ce2">
            <text:p>0,8114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78173515981735198" table:style-name="ce2">
            <text:p>0,7817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382886776145203" table:style-name="ce2">
            <text:p>0,3828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62839410395655604" table:style-name="ce2">
            <text:p>0,6283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30690298507462699" table:style-name="ce2">
            <text:p>0,3069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46622264509990502" table:style-name="ce2">
            <text:p>0,4662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49342105263157898" table:style-name="ce2">
            <text:p>0,4934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57733050847457601" table:style-name="ce2">
            <text:p>0,5773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277536860364267" table:style-name="ce2">
            <text:p>0,2775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71391972672929105" table:style-name="ce2">
            <text:p>0,7139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59147685525349003" table:style-name="ce2">
            <text:p>0,5914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87456445993031395" table:style-name="ce2">
            <text:p>0,8745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8371104815863997" table:style-name="ce2">
            <text:p>0,9837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29602356406480101" table:style-name="ce2">
            <text:p>0,296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84797297297297303" table:style-name="ce2">
            <text:p>0,8479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79493464052287599" table:style-name="ce2">
            <text:p>0,794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48123436196830699" table:style-name="ce2">
            <text:p>0,4812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86041009463722395" table:style-name="ce2">
            <text:p>0,8604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81223805532271598" table:style-name="ce2">
            <text:p>0,812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71872686898593596" table:style-name="ce2">
            <text:p>0,7187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68178438661709995" table:style-name="ce2">
            <text:p>0,6817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1903719912472703" table:style-name="ce2">
            <text:p>0,9190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49120062573328099" table:style-name="ce2">
            <text:p>0,4912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45701525865277298" table:style-name="ce2">
            <text:p>0,457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43715632364493301" table:style-name="ce2">
            <text:p>0,4371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55070842654735297" table:style-name="ce2">
            <text:p>0,5507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55344262295082003" table:style-name="ce2">
            <text:p>0,5534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41513190642110498" table:style-name="ce2">
            <text:p>0,415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5.0367261280167899E-2" table:style-name="ce2">
            <text:p>0,0503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8.2947530864197497E-2" table:style-name="ce2">
            <text:p>0,0829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31413210445468498" table:style-name="ce2">
            <text:p>0,314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726740403383214" table:style-name="ce2">
            <text:p>0,7267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57291666666666696" table:style-name="ce2">
            <text:p>0,5729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.41043956043955998" table:style-name="ce2">
            <text:p>0,4104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.30091842247433798" table:style-name="ce2">
            <text:p>0,3009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45998778252901701" table:style-name="ce2">
            <text:p>0,4599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.16241685144124199" table:style-name="ce2">
            <text:p>0,1624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47789591494124201" table:style-name="ce2">
            <text:p>0,4778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355075593952484" table:style-name="ce2">
            <text:p>0,3550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60573630136986301" table:style-name="ce2">
            <text:p>0,6057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163793103448276" table:style-name="ce2">
            <text:p>0,1637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70243902439024397" table:style-name="ce2">
            <text:p>0,7024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35086551264979998" table:style-name="ce2">
            <text:p>0,3508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65042287555376599" table:style-name="ce2">
            <text:p>0,650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91329243353783196" table:style-name="ce2">
            <text:p>0,9132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58802104411169598" table:style-name="ce2">
            <text:p>0,5880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59170854271356799" table:style-name="ce2">
            <text:p>0,5917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2.8041237113402E-2" table:style-name="ce2">
            <text:p>0,0280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3.6437246963563199E-3" table:style-name="ce2">
            <text:p>0,0036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48053137883646402" table:style-name="ce2">
            <text:p>0,4805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43936124298662099" table:style-name="ce2">
            <text:p>0,439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70526315789473704" table:style-name="ce2">
            <text:p>0,7052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81336405529953903" table:style-name="ce2">
            <text:p>0,8133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.27712082262210802" table:style-name="ce2">
            <text:p>0,2771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66648850881881305" table:style-name="ce2">
            <text:p>0,6664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364510956707643" table:style-name="ce2">
            <text:p>0,3645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71564482029598298" table:style-name="ce2">
            <text:p>0,7156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20735155513666301" table:style-name="ce2">
            <text:p>0,2073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27158469945355201" table:style-name="ce2">
            <text:p>0,2715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89888830068819503" table:style-name="ce2">
            <text:p>0,8988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46153846153846201" table:style-name="ce2">
            <text:p>0,4615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51111111111111096" table:style-name="ce2">
            <text:p>0,5111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413559322033898" table:style-name="ce2">
            <text:p>0,4135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289168278529981" table:style-name="ce2">
            <text:p>0,2891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49812734082396998" table:style-name="ce2">
            <text:p>0,4981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49585635359115998" table:style-name="ce2">
            <text:p>0,4958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46210629921259799" table:style-name="ce2">
            <text:p>0,4621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40816326530612201" table:style-name="ce2">
            <text:p>0,408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24370860927152299" table:style-name="ce2">
            <text:p>0,2437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31044148563419799" table:style-name="ce2">
            <text:p>0,3104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.175052410901467" table:style-name="ce2">
            <text:p>0,1750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.22397631968426199" table:style-name="ce2">
            <text:p>0,2239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7.3874755381604706E-2" table:style-name="ce2">
            <text:p>0,073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4.3904958677685998E-2" table:style-name="ce2">
            <text:p>0,0439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79718309859154901" table:style-name="ce2">
            <text:p>0,7971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68282128948507104" table:style-name="ce2">
            <text:p>0,6828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75" table:style-name="ce2">
            <text:p>0,75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452350150927124" table:style-name="ce2">
            <text:p>0,4523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442257217847769" table:style-name="ce2">
            <text:p>0,4422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73905723905723897" table:style-name="ce2">
            <text:p>0,7390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73121951219512205" table:style-name="ce2">
            <text:p>0,7312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47236180904522601" table:style-name="ce2">
            <text:p>0,4723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68287526427061296" table:style-name="ce2">
            <text:p>0,682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78755868544600904" table:style-name="ce2">
            <text:p>0,7875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71295215869311601" table:style-name="ce2">
            <text:p>0,7129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77650648360030505" table:style-name="ce2">
            <text:p>0,7765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72939460247994203" table:style-name="ce2">
            <text:p>0,7293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57810413885180201" table:style-name="ce2">
            <text:p>0,5781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72048325096100996" table:style-name="ce2">
            <text:p>0,7204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41760601180890999" table:style-name="ce2">
            <text:p>0,4176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.21119402985074601" table:style-name="ce2">
            <text:p>0,2111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48278443113772501" table:style-name="ce2">
            <text:p>0,4827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27533960292581" table:style-name="ce2">
            <text:p>0,2753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54660347551342803" table:style-name="ce2">
            <text:p>0,5466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518332135154565" table:style-name="ce2">
            <text:p>0,5183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52007136485281003" table:style-name="ce2">
            <text:p>0,5200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47138047138047101" table:style-name="ce2">
            <text:p>0,4713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80323450134770902" table:style-name="ce2">
            <text:p>0,8032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74868559411146196" table:style-name="ce2">
            <text:p>0,7486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90657960823706696" table:style-name="ce2">
            <text:p>0,9065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8493813878429304" table:style-name="ce2">
            <text:p>0,9849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64102564102564097" table:style-name="ce2">
            <text:p>0,641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55268138801261801" table:style-name="ce2">
            <text:p>0,5526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83518639633747505" table:style-name="ce2">
            <text:p>0,8351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28072445019404901" table:style-name="ce2">
            <text:p>0,2807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2744294909303704" table:style-name="ce2">
            <text:p>0,9274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85107731305449896" table:style-name="ce2">
            <text:p>0,8510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65737704918032802" table:style-name="ce2">
            <text:p>0,6573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78556034482758597" table:style-name="ce2">
            <text:p>0,7855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0438457474907596" table:style-name="ce2">
            <text:p>0,9043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56581457458985096" table:style-name="ce2">
            <text:p>0,5658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54580285614768398" table:style-name="ce2">
            <text:p>0,5458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45129748025573502" table:style-name="ce2">
            <text:p>0,4512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58169257340241798" table:style-name="ce2">
            <text:p>0,5816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.17054591620821" table:style-name="ce2">
            <text:p>0,1705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739949109414758" table:style-name="ce2">
            <text:p>0,7399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30381254964257298" table:style-name="ce2">
            <text:p>0,3038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35428089413749497" table:style-name="ce2">
            <text:p>0,3542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5.5086301872934298E-2" table:style-name="ce2">
            <text:p>0,0550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49229452054794498" table:style-name="ce2">
            <text:p>0,4922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16725043782837101" table:style-name="ce2">
            <text:p>0,1672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60930232558139497" table:style-name="ce2">
            <text:p>0,6093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92820750347383096" table:style-name="ce2">
            <text:p>0,9282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53837759185158196" table:style-name="ce2">
            <text:p>0,5383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14252336448598099" table:style-name="ce2">
            <text:p>0,1425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1.0593220338983E-2" table:style-name="ce2">
            <text:p>0,0105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.15253386853989001" table:style-name="ce2">
            <text:p>0,1525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46860465116279099" table:style-name="ce2">
            <text:p>0,4686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.107456140350877" table:style-name="ce2">
            <text:p>0,1074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693667157584683" table:style-name="ce2">
            <text:p>0,693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75629194630872498" table:style-name="ce2">
            <text:p>0,7562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72257053291536" table:style-name="ce2">
            <text:p>0,7225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69288389513108595" table:style-name="ce2">
            <text:p>0,6928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.33230769230769203" table:style-name="ce2">
            <text:p>0,3323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82362728785357697" table:style-name="ce2">
            <text:p>0,8236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55774493705528205" table:style-name="ce2">
            <text:p>0,5577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36468551644546998" table:style-name="ce2">
            <text:p>0,3646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39470741707044399" table:style-name="ce2">
            <text:p>0,3947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93282686925229896" table:style-name="ce2">
            <text:p>0,9328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60987202925045703" table:style-name="ce2">
            <text:p>0,6098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48178939034045898" table:style-name="ce2">
            <text:p>0,4817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.42290923503765399" table:style-name="ce2">
            <text:p>0,4229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.165344964314036" table:style-name="ce2">
            <text:p>0,1653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.45027407987470602" table:style-name="ce2">
            <text:p>0,4502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.33788395904436902" table:style-name="ce2">
            <text:p>0,3378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65856950067476405" table:style-name="ce2">
            <text:p>0,6585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41980198019802001" table:style-name="ce2">
            <text:p>0,4198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77752605346624404" table:style-name="ce2">
            <text:p>0,7775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61435165757448595" table:style-name="ce2">
            <text:p>0,6143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.22607421875" table:style-name="ce2">
            <text:p>0,2260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73142570281124497" table:style-name="ce2">
            <text:p>0,7314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578813988849468" table:style-name="ce2">
            <text:p>0,5788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761881188118812" table:style-name="ce2">
            <text:p>0,7618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.47635524798154599" table:style-name="ce2">
            <text:p>0,4763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39648798521256901" table:style-name="ce2">
            <text:p>0,3964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58497226424609206" table:style-name="ce2">
            <text:p>0,584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91475573280159495" table:style-name="ce2">
            <text:p>0,9147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50239693192713297" table:style-name="ce2">
            <text:p>0,502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66466294547015903" table:style-name="ce2">
            <text:p>0,6646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72360117795540602" table:style-name="ce2">
            <text:p>0,7236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66067415730337098" table:style-name="ce2">
            <text:p>0,6606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.27936779154207603" table:style-name="ce2">
            <text:p>0,2793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53484729835552103" table:style-name="ce2">
            <text:p>0,5348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66117136659436004" table:style-name="ce2">
            <text:p>0,6611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7.6888285843509693E-2" table:style-name="ce2">
            <text:p>0,0768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31039834454216197" table:style-name="ce2">
            <text:p>0,3103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59770114942528696" table:style-name="ce2">
            <text:p>0,597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50358422939068104" table:style-name="ce2">
            <text:p>0,5035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39480048367593701" table:style-name="ce2">
            <text:p>0,3948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.17144319344933501" table:style-name="ce2">
            <text:p>0,1714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.152913752913753" table:style-name="ce2">
            <text:p>0,1529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.14905933429811899" table:style-name="ce2">
            <text:p>0,1490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.44726166328600397" table:style-name="ce2">
            <text:p>0,4472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75590219224283295" table:style-name="ce2">
            <text:p>0,7559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82427107959022805" table:style-name="ce2">
            <text:p>0,8242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623421354764638" table:style-name="ce2">
            <text:p>0,6234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72097678142513999" table:style-name="ce2">
            <text:p>0,7209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.14387464387464399" table:style-name="ce2">
            <text:p>0,143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39840637450199201" table:style-name="ce2">
            <text:p>0,3984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325992921745969" table:style-name="ce2">
            <text:p>0,3259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55206463195691202" table:style-name="ce2">
            <text:p>0,5520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53506907545164695" table:style-name="ce2">
            <text:p>0,5350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60756868843960599" table:style-name="ce2">
            <text:p>0,6075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27453027139874697" table:style-name="ce2">
            <text:p>0,2745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62884927066450602" table:style-name="ce2">
            <text:p>0,6288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55418994413407796" table:style-name="ce2">
            <text:p>0,5541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84608208955223896" table:style-name="ce2">
            <text:p>0,8460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79420889348500501" table:style-name="ce2">
            <text:p>0,7942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68300312825860299" table:style-name="ce2">
            <text:p>0,6830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45994065281899099" table:style-name="ce2">
            <text:p>0,4599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.18516209476309201" table:style-name="ce2">
            <text:p>0,1851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69774919614147901" table:style-name="ce2">
            <text:p>0,6977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484611371935316" table:style-name="ce2">
            <text:p>0,4846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41139636819035702" table:style-name="ce2">
            <text:p>0,4113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18026796589524999" table:style-name="ce2">
            <text:p>0,1802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26405325443786998" table:style-name="ce2">
            <text:p>0,2640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38442822384428199" table:style-name="ce2">
            <text:p>0,3844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846801346801347" table:style-name="ce2">
            <text:p>0,8468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784675072744908" table:style-name="ce2">
            <text:p>0,7846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80977229601517997" table:style-name="ce2">
            <text:p>0,8097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1" table:style-name="ce2">
            <text:p>1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.39061676331049" table:style-name="ce2">
            <text:p>0,3906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.48271604938271601" table:style-name="ce2">
            <text:p>0,4827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.230589608873322" table:style-name="ce2">
            <text:p>0,2305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81699029126213596" table:style-name="ce2">
            <text:p>0,8169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65423162583518901" table:style-name="ce2">
            <text:p>0,6542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76879910213243496" table:style-name="ce2">
            <text:p>0,7687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304513322457858" table:style-name="ce2">
            <text:p>0,3045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82499999999999996" table:style-name="ce2">
            <text:p>0,82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92320441988950297" table:style-name="ce2">
            <text:p>0,9232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84442169907881304" table:style-name="ce2">
            <text:p>0,8444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93610223642172496" table:style-name="ce2">
            <text:p>0,9361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8429062346588103" table:style-name="ce2">
            <text:p>0,9842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48072646404744301" table:style-name="ce2">
            <text:p>0,4807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12363760217983701" table:style-name="ce2">
            <text:p>0,1236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30358449158741801" table:style-name="ce2">
            <text:p>0,3035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44655116050997101" table:style-name="ce2">
            <text:p>0,4465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59329239489844099" table:style-name="ce2">
            <text:p>0,5932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429325292122126" table:style-name="ce2">
            <text:p>0,4293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41176470588235298" table:style-name="ce2">
            <text:p>0,4117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53475123433345995" table:style-name="ce2">
            <text:p>0,5347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5.7261410788381803E-2" table:style-name="ce2">
            <text:p>0,0572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59444158517755996" table:style-name="ce2">
            <text:p>0,5944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95071047957371202" table:style-name="ce2">
            <text:p>0,9507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39192062367115499" table:style-name="ce2">
            <text:p>0,3919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.49926144756277702" table:style-name="ce2">
            <text:p>0,4992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.523098791755508" table:style-name="ce2">
            <text:p>0,5230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58260175578611295" table:style-name="ce2">
            <text:p>0,5826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5.0719152157456503E-2" table:style-name="ce2">
            <text:p>0,0507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74871794871794894" table:style-name="ce2">
            <text:p>0,7487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53558504221954195" table:style-name="ce2">
            <text:p>0,5355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55324074074074103" table:style-name="ce2">
            <text:p>0,5532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52389176741508303" table:style-name="ce2">
            <text:p>0,5238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82254196642685795" table:style-name="ce2">
            <text:p>0,8225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35448057097541602" table:style-name="ce2">
            <text:p>0,3544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12836079791847399" table:style-name="ce2">
            <text:p>0,128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77056778679026605" table:style-name="ce2">
            <text:p>0,7705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88800904977375605" table:style-name="ce2">
            <text:p>0,8880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87277936962750702" table:style-name="ce2">
            <text:p>0,8727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87439903846153799" table:style-name="ce2">
            <text:p>0,8743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.66024518388791598" table:style-name="ce2">
            <text:p>0,6602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.55217391304347796" table:style-name="ce2">
            <text:p>0,5521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.483108108108108" table:style-name="ce2">
            <text:p>0,4831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.43237370994024998" table:style-name="ce2">
            <text:p>0,4323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420987654320988" table:style-name="ce2">
            <text:p>0,4209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67460815047022005" table:style-name="ce2">
            <text:p>0,6746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68333333333333302" table:style-name="ce2">
            <text:p>0,683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92900200937709299" table:style-name="ce2">
            <text:p>0,929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.381159420289855" table:style-name="ce2">
            <text:p>0,3811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44516594516594499" table:style-name="ce2">
            <text:p>0,4451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19068100358422899" table:style-name="ce2">
            <text:p>0,1906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47804532577903702" table:style-name="ce2">
            <text:p>0,4780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.620496397117694" table:style-name="ce2">
            <text:p>0,6204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67498314227916401" table:style-name="ce2">
            <text:p>0,6749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78638667632150605" table:style-name="ce2">
            <text:p>0,7863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982203969883641" table:style-name="ce2">
            <text:p>0,9822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60100286532951297" table:style-name="ce2">
            <text:p>0,6010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81640887693342301" table:style-name="ce2">
            <text:p>0,8164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725707257072571" table:style-name="ce2">
            <text:p>0,7257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50392670157068098" table:style-name="ce2">
            <text:p>0,5039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.56440281030445005" table:style-name="ce2">
            <text:p>0,5644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.31053811659192798" table:style-name="ce2">
            <text:p>0,3105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88401775804661498" table:style-name="ce2">
            <text:p>0,8840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88209331651954603" table:style-name="ce2">
            <text:p>0,8820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.363341968911917" table:style-name="ce2">
            <text:p>0,363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.57370772176132701" table:style-name="ce2">
            <text:p>0,5737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.78822776711452303" table:style-name="ce2">
            <text:p>0,7882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26691176470588202" table:style-name="ce2">
            <text:p>0,2669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30831826401446599" table:style-name="ce2">
            <text:p>0,3083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1.4202172096909001E-2" table:style-name="ce2">
            <text:p>0,0142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14950980392156901" table:style-name="ce2">
            <text:p>0,1495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.48544395924308598" table:style-name="ce2">
            <text:p>0,4854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.33615084525357602" table:style-name="ce2">
            <text:p>0,3361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.35776731674512402" table:style-name="ce2">
            <text:p>0,3577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.29337094499294802" table:style-name="ce2">
            <text:p>0,2933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78729963008631298" table:style-name="ce2">
            <text:p>0,7873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75699300699300698" table:style-name="ce2">
            <text:p>0,7569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75407990996060803" table:style-name="ce2">
            <text:p>0,7540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71204188481675401" table:style-name="ce2">
            <text:p>0,7120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.14598141060688899" table:style-name="ce2">
            <text:p>0,1459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49970220369267399" table:style-name="ce2">
            <text:p>0,4997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50956937799043101" table:style-name="ce2">
            <text:p>0,5095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78360413589364797" table:style-name="ce2">
            <text:p>0,7836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59169811320754695" table:style-name="ce2">
            <text:p>0,5916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27310061601642699" table:style-name="ce2">
            <text:p>0,2731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31991373112868399" table:style-name="ce2">
            <text:p>0,3199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34955752212389402" table:style-name="ce2">
            <text:p>0,3495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45827010622154801" table:style-name="ce2">
            <text:p>0,4582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68612191958495505" table:style-name="ce2">
            <text:p>0,6861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56776034236804596" table:style-name="ce2">
            <text:p>0,5677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57225433526011604" table:style-name="ce2">
            <text:p>0,572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77410207939508502" table:style-name="ce2">
            <text:p>0,7741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91181818181818197" table:style-name="ce2">
            <text:p>0,9118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62101636520241199" table:style-name="ce2">
            <text:p>0,6210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89108129439621198" table:style-name="ce2">
            <text:p>0,8910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45951219512195102" table:style-name="ce2">
            <text:p>0,4595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9.87544483985765E-2" table:style-name="ce2">
            <text:p>0,0987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23953974895397501" table:style-name="ce2">
            <text:p>0,2395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4.0315512708150703E-2" table:style-name="ce2">
            <text:p>0,0403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66907630522088302" table:style-name="ce2">
            <text:p>0,6690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71257905832747703" table:style-name="ce2">
            <text:p>0,7125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776685393258427" table:style-name="ce2">
            <text:p>0,7766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1" table:style-name="ce2">
            <text:p>1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.30549285176824698" table:style-name="ce2">
            <text:p>0,3054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.24657534246575299" table:style-name="ce2">
            <text:p>0,2465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.12489522212908601" table:style-name="ce2">
            <text:p>0,1248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80992907801418401" table:style-name="ce2">
            <text:p>0,8099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59209419680403697" table:style-name="ce2">
            <text:p>0,5920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79180602006689005" table:style-name="ce2">
            <text:p>0,7918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19952114924181999" table:style-name="ce2">
            <text:p>0,1995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1273584905660399" table:style-name="ce2">
            <text:p>0,9127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64886731391585795" table:style-name="ce2">
            <text:p>0,6488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78992805755395701" table:style-name="ce2">
            <text:p>0,7899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66340361445783103" table:style-name="ce2">
            <text:p>0,663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1822094691535205" table:style-name="ce2">
            <text:p>0,9182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51093750000000004" table:style-name="ce2">
            <text:p>0,5109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45727699530516402" table:style-name="ce2">
            <text:p>0,4572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48946015424164502" table:style-name="ce2">
            <text:p>0,4894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57539315448658601" table:style-name="ce2">
            <text:p>0,5753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.432463768115942" table:style-name="ce2">
            <text:p>0,4324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76270053475935795" table:style-name="ce2">
            <text:p>0,762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64413196322336397" table:style-name="ce2">
            <text:p>0,644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78700128700128702" table:style-name="ce2">
            <text:p>0,787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.25865687303252899" table:style-name="ce2">
            <text:p>0,2586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.59471613265879697" table:style-name="ce2">
            <text:p>0,5947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.511075949367089" table:style-name="ce2">
            <text:p>0,5110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84899328859060397" table:style-name="ce2">
            <text:p>0,8489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24601226993865" table:style-name="ce2">
            <text:p>0,2460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322654462242563" table:style-name="ce2">
            <text:p>0,3226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86105675146770999" table:style-name="ce2">
            <text:p>0,8610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48865522966242397" table:style-name="ce2">
            <text:p>0,4886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46692607003891101" table:style-name="ce2">
            <text:p>0,4669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232876712328767" table:style-name="ce2">
            <text:p>0,2328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4.1111754487550702E-2" table:style-name="ce2">
            <text:p>0,0411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75436408977556102" table:style-name="ce2">
            <text:p>0,7543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48685857321652098" table:style-name="ce2">
            <text:p>0,4868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25389610389610401" table:style-name="ce2">
            <text:p>0,2538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72945638432364102" table:style-name="ce2">
            <text:p>0,7294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37963761863675599" table:style-name="ce2">
            <text:p>0,3796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5126953125" table:style-name="ce2">
            <text:p>0,5126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16247672253258799" table:style-name="ce2">
            <text:p>0,1624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43216080402009999" table:style-name="ce2">
            <text:p>0,4321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50735643094447103" table:style-name="ce2">
            <text:p>0,5073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.19560315670800499" table:style-name="ce2">
            <text:p>0,1956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49653579676674398" table:style-name="ce2">
            <text:p>0,4965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343822843822844" table:style-name="ce2">
            <text:p>0,3438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61059018201875304" table:style-name="ce2">
            <text:p>0,6105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20707358813462601" table:style-name="ce2">
            <text:p>0,2070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79664804469273698" table:style-name="ce2">
            <text:p>0,7966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2.7853631895139199E-2" table:style-name="ce2">
            <text:p>0,0278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17723414877683499" table:style-name="ce2">
            <text:p>0,1772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162716499544212" table:style-name="ce2">
            <text:p>0,1627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23383620689655199" table:style-name="ce2">
            <text:p>0,2338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477911646586345" table:style-name="ce2">
            <text:p>0,4779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24821775761503601" table:style-name="ce2">
            <text:p>0,2482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20076726342710999" table:style-name="ce2">
            <text:p>0,2007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13378248315688199" table:style-name="ce2">
            <text:p>0,1337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58046767537826705" table:style-name="ce2">
            <text:p>0,5804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4.69043151969981E-2" table:style-name="ce2">
            <text:p>0,0469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46470588235294102" table:style-name="ce2">
            <text:p>0,4647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53337342152736" table:style-name="ce2">
            <text:p>0,5333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317086527929901" table:style-name="ce2">
            <text:p>0,3170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292873051224944" table:style-name="ce2">
            <text:p>0,292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37984054669703898" table:style-name="ce2">
            <text:p>0,3798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38265306122449" table:style-name="ce2">
            <text:p>0,3826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614935822637106" table:style-name="ce2">
            <text:p>0,6149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65167243367935401" table:style-name="ce2">
            <text:p>0,6516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26682692307692302" table:style-name="ce2">
            <text:p>0,2668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75812024879060103" table:style-name="ce2">
            <text:p>0,7581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62928759894459096" table:style-name="ce2">
            <text:p>0,6292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27946768060836502" table:style-name="ce2">
            <text:p>0,2794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72635933806146602" table:style-name="ce2">
            <text:p>0,7263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1.96721311475412E-3" table:style-name="ce2">
            <text:p>0,0019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41756756756756802" table:style-name="ce2">
            <text:p>0,4175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32381465517241398" table:style-name="ce2">
            <text:p>0,3238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57699560025141405" table:style-name="ce2">
            <text:p>0,5769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63957399103139001" table:style-name="ce2">
            <text:p>0,6395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77676659528907899" table:style-name="ce2">
            <text:p>0,7767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6903856599674099" table:style-name="ce2">
            <text:p>0,9690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52838673412029202" table:style-name="ce2">
            <text:p>0,5283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70480404551201004" table:style-name="ce2">
            <text:p>0,7048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79799247176913402" table:style-name="ce2">
            <text:p>0,7979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35079171741778298" table:style-name="ce2">
            <text:p>0,3507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88908981314044599" table:style-name="ce2">
            <text:p>0,8890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79631901840490804" table:style-name="ce2">
            <text:p>0,7963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61970280682443601" table:style-name="ce2">
            <text:p>0,6197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63689095127610196" table:style-name="ce2">
            <text:p>0,6368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7351351351351401" table:style-name="ce2">
            <text:p>0,9735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30180180180180199" table:style-name="ce2">
            <text:p>0,3018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23939929328621901" table:style-name="ce2">
            <text:p>0,2393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22551130247578" table:style-name="ce2">
            <text:p>0,2255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83068017366136004" table:style-name="ce2">
            <text:p>0,8306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15357698289269001" table:style-name="ce2">
            <text:p>0,1535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.221451876019576" table:style-name="ce2">
            <text:p>0,2214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5.6877773295683803E-2" table:style-name="ce2">
            <text:p>0,0568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311594202898551" table:style-name="ce2">
            <text:p>0,3115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4.5977011494252901E-2" table:style-name="ce2">
            <text:p>0,0459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72592888533759503" table:style-name="ce2">
            <text:p>0,7259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372925479986983" table:style-name="ce2">
            <text:p>0,3729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58721662468513802" table:style-name="ce2">
            <text:p>0,5872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40826795413397698" table:style-name="ce2">
            <text:p>0,4082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6.7182410423452701E-2" table:style-name="ce2">
            <text:p>0,0671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76297577854671295" table:style-name="ce2">
            <text:p>0,7629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386040499784576" table:style-name="ce2">
            <text:p>0,3860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8.8174273858920797E-3" table:style-name="ce2">
            <text:p>0,0088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77798982188295196" table:style-name="ce2">
            <text:p>0,7779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49020771513353101" table:style-name="ce2">
            <text:p>0,4902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36970074812967602" table:style-name="ce2">
            <text:p>0,369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50151158884783298" table:style-name="ce2">
            <text:p>0,5015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30347179169249799" table:style-name="ce2">
            <text:p>0,3034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51747503566333797" table:style-name="ce2">
            <text:p>0,5174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59454912516823699" table:style-name="ce2">
            <text:p>0,5945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.21837754709727" table:style-name="ce2">
            <text:p>0,2183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38108320251177402" table:style-name="ce2">
            <text:p>0,3810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442531037244694" table:style-name="ce2">
            <text:p>0,4425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41154941032940201" table:style-name="ce2">
            <text:p>0,4115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2.7003857693956301E-2" table:style-name="ce2">
            <text:p>0,0270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38944530046225001" table:style-name="ce2">
            <text:p>0,3894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83912037037037002" table:style-name="ce2">
            <text:p>0,8391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20966542750929401" table:style-name="ce2">
            <text:p>0,2096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13600782778865" table:style-name="ce2">
            <text:p>0,1360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59321496512365202" table:style-name="ce2">
            <text:p>0,5932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27933716604666903" table:style-name="ce2">
            <text:p>0,2793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16421748714180801" table:style-name="ce2">
            <text:p>0,1642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64401114206128096" table:style-name="ce2">
            <text:p>0,644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149592798971282" table:style-name="ce2">
            <text:p>0,1495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418213969938108" table:style-name="ce2">
            <text:p>0,4182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1.0924981791697E-2" table:style-name="ce2">
            <text:p>0,0109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.13358070500927599" table:style-name="ce2">
            <text:p>0,1335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.14515496273048301" table:style-name="ce2">
            <text:p>0,1451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50881863560732099" table:style-name="ce2">
            <text:p>0,5088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48952380952380897" table:style-name="ce2">
            <text:p>0,4895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51891397193410604" table:style-name="ce2">
            <text:p>0,5189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26871827411167498" table:style-name="ce2">
            <text:p>0,2687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42802303262955899" table:style-name="ce2">
            <text:p>0,4280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120075046904315" table:style-name="ce2">
            <text:p>0,1200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66939210806967697" table:style-name="ce2">
            <text:p>0,6693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54611357229158297" table:style-name="ce2">
            <text:p>0,5461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30434782608695699" table:style-name="ce2">
            <text:p>0,3043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26290706910246198" table:style-name="ce2">
            <text:p>0,2629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243677238057005" table:style-name="ce2">
            <text:p>0,2436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33494675701839299" table:style-name="ce2">
            <text:p>0,3349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33902647309991502" table:style-name="ce2">
            <text:p>0,339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68806509945750505" table:style-name="ce2">
            <text:p>0,6880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48708815672306299" table:style-name="ce2">
            <text:p>0,4870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42209944751381201" table:style-name="ce2">
            <text:p>0,4220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56845070422535204" table:style-name="ce2">
            <text:p>0,5684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18160377358490601" table:style-name="ce2">
            <text:p>0,1816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48168892718655798" table:style-name="ce2">
            <text:p>0,4816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31237721021610998" table:style-name="ce2">
            <text:p>0,3123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.21634615384615399" table:style-name="ce2">
            <text:p>0,2163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437214611872146" table:style-name="ce2">
            <text:p>0,4372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345703125" table:style-name="ce2">
            <text:p>0,3457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18794749403341299" table:style-name="ce2">
            <text:p>0,1879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218171620863713" table:style-name="ce2">
            <text:p>0,2181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25658807212205298" table:style-name="ce2">
            <text:p>0,2565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5.9153493115757197E-2" table:style-name="ce2">
            <text:p>0,0591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.19301164725457601" table:style-name="ce2">
            <text:p>0,1930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75777414075286398" table:style-name="ce2">
            <text:p>0,7577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58506944444444398" table:style-name="ce2">
            <text:p>0,5850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68632590650939296" table:style-name="ce2">
            <text:p>0,6863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40660736975857698" table:style-name="ce2">
            <text:p>0,4066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85" table:style-name="ce2">
            <text:p>0,85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75130208333333304" table:style-name="ce2">
            <text:p>0,7513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65739667825415204" table:style-name="ce2">
            <text:p>0,657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62854825628548205" table:style-name="ce2">
            <text:p>0,6285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5209580838323404" table:style-name="ce2">
            <text:p>0,9520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11947904869762201" table:style-name="ce2">
            <text:p>0,1194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38798639969777099" table:style-name="ce2">
            <text:p>0,3879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29500616522811302" table:style-name="ce2">
            <text:p>0,2950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15948813982521801" table:style-name="ce2">
            <text:p>0,1594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8.8732843919565901E-2" table:style-name="ce2">
            <text:p>0,0887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19521654815772499" table:style-name="ce2">
            <text:p>0,1952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17843438219493499" table:style-name="ce2">
            <text:p>0,1784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833800841514726" table:style-name="ce2">
            <text:p>0,8338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8.8653470867019801E-2" table:style-name="ce2">
            <text:p>0,0886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43362068965517198" table:style-name="ce2">
            <text:p>0,4336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73151471643933996" table:style-name="ce2">
            <text:p>0,7315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42563198118753698" table:style-name="ce2">
            <text:p>0,4256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49141503848431001" table:style-name="ce2">
            <text:p>0,4914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76474022183304102" table:style-name="ce2">
            <text:p>0,7647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69992205767731897" table:style-name="ce2">
            <text:p>0,6999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460601137286759" table:style-name="ce2">
            <text:p>0,4606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12068965517241401" table:style-name="ce2">
            <text:p>0,1206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78730904817861302" table:style-name="ce2">
            <text:p>0,7873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56834112149532701" table:style-name="ce2">
            <text:p>0,5683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373560065825562" table:style-name="ce2">
            <text:p>0,3735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.18431122448979601" table:style-name="ce2">
            <text:p>0,1843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46178756476683902" table:style-name="ce2">
            <text:p>0,4617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69584664536741203" table:style-name="ce2">
            <text:p>0,6958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69636737491432499" table:style-name="ce2">
            <text:p>0,6963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71916010498687699" table:style-name="ce2">
            <text:p>0,7191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5.69476082004556E-2" table:style-name="ce2">
            <text:p>0,0569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39150579150579101" table:style-name="ce2">
            <text:p>0,3915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39049740163325902" table:style-name="ce2">
            <text:p>0,3904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568671121009651" table:style-name="ce2">
            <text:p>0,5686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.146017699115044" table:style-name="ce2">
            <text:p>0,1460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26376146788990801" table:style-name="ce2">
            <text:p>0,2637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81130690161527197" table:style-name="ce2">
            <text:p>0,8113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520915548539858" table:style-name="ce2">
            <text:p>0,5209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49387166546503197" table:style-name="ce2">
            <text:p>0,4938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1.9108280254777101E-3" table:style-name="ce2">
            <text:p>0,0019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26150627615062799" table:style-name="ce2">
            <text:p>0,2615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59546539379474905" table:style-name="ce2">
            <text:p>0,5954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43839169909208803" table:style-name="ce2">
            <text:p>0,4383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43419874664279301" table:style-name="ce2">
            <text:p>0,4341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243050039714059" table:style-name="ce2">
            <text:p>0,243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33872271624898997" table:style-name="ce2">
            <text:p>0,3387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7.7605321507760602E-2" table:style-name="ce2">
            <text:p>0,0776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9.8360655737704902E-2" table:style-name="ce2">
            <text:p>0,098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6.0902255639097798E-2" table:style-name="ce2">
            <text:p>0,0609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37532637075718001" table:style-name="ce2">
            <text:p>0,3753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55102040816326503" table:style-name="ce2">
            <text:p>0,5510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45159313725490202" table:style-name="ce2">
            <text:p>0,4515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59127228027043599" table:style-name="ce2">
            <text:p>0,5912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62835249042145602" table:style-name="ce2">
            <text:p>0,6283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338046272493573" table:style-name="ce2">
            <text:p>0,3380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82330827067669199" table:style-name="ce2">
            <text:p>0,8233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47887323943662002" table:style-name="ce2">
            <text:p>0,478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39221556886227499" table:style-name="ce2">
            <text:p>0,3922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23659305993690799" table:style-name="ce2">
            <text:p>0,2365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214285714285714" table:style-name="ce2">
            <text:p>0,2142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21273516642547" table:style-name="ce2">
            <text:p>0,2127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785381026438569" table:style-name="ce2">
            <text:p>0,7853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58562691131498501" table:style-name="ce2">
            <text:p>0,5856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11334552102376599" table:style-name="ce2">
            <text:p>0,1133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32831608654750699" table:style-name="ce2">
            <text:p>0,3283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13675213675213699" table:style-name="ce2">
            <text:p>0,1367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148148148148148" table:style-name="ce2">
            <text:p>0,1481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35620585267406701" table:style-name="ce2">
            <text:p>0,3562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371323529411765" table:style-name="ce2">
            <text:p>0,3713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3.2186459489456198E-2" table:style-name="ce2">
            <text:p>0,0321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63455149501661101" table:style-name="ce2">
            <text:p>0,6345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77343223196223898" table:style-name="ce2">
            <text:p>0,7734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91750358680057398" table:style-name="ce2">
            <text:p>0,9175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7564575645756502" table:style-name="ce2">
            <text:p>0,9756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55689102564102599" table:style-name="ce2">
            <text:p>0,5568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65213815789473695" table:style-name="ce2">
            <text:p>0,652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86795491143317205" table:style-name="ce2">
            <text:p>0,8679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55155875299760204" table:style-name="ce2">
            <text:p>0,5515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75781818181818195" table:style-name="ce2">
            <text:p>0,7578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65572519083969505" table:style-name="ce2">
            <text:p>0,6557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3129770992366401" table:style-name="ce2">
            <text:p>0,9312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34259754142170001" table:style-name="ce2">
            <text:p>0,3425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25757575757575801" table:style-name="ce2">
            <text:p>0,2575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49402139710509801" table:style-name="ce2">
            <text:p>0,4940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35267857142857101" table:style-name="ce2">
            <text:p>0,3526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89703808180536004" table:style-name="ce2">
            <text:p>0,897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690023752969121" table:style-name="ce2">
            <text:p>0,690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9.7679640718562805E-2" table:style-name="ce2">
            <text:p>0,0976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3.1446540880503099E-3" table:style-name="ce2">
            <text:p>0,0031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5.7834757834757902E-2" table:style-name="ce2">
            <text:p>0,057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5.3199999999999997E-2" table:style-name="ce2">
            <text:p>0,0532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83173677634318999" table:style-name="ce2">
            <text:p>0,8317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47911338448422802" table:style-name="ce2">
            <text:p>0,4791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61685705464649598" table:style-name="ce2">
            <text:p>0,6168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127172653534183" table:style-name="ce2">
            <text:p>0,1271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24830852503383" table:style-name="ce2">
            <text:p>0,2483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209373799462159" table:style-name="ce2">
            <text:p>0,2093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248527679623086" table:style-name="ce2">
            <text:p>0,2485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78176268599771104" table:style-name="ce2">
            <text:p>0,7817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39035283608753901" table:style-name="ce2">
            <text:p>0,3903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31745344304893902" table:style-name="ce2">
            <text:p>0,3174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42364746945898801" table:style-name="ce2">
            <text:p>0,4236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5.6310036435905904E-3" table:style-name="ce2">
            <text:p>0,0056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19926446004680701" table:style-name="ce2">
            <text:p>0,1992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399795501022495" table:style-name="ce2">
            <text:p>0,3997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360367892976589" table:style-name="ce2">
            <text:p>0,3603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27831491712707201" table:style-name="ce2">
            <text:p>0,2783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28015564202334597" table:style-name="ce2">
            <text:p>0,2801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47312641937925798" table:style-name="ce2">
            <text:p>0,4731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41788990825688099" table:style-name="ce2">
            <text:p>0,4178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51730502999538497" table:style-name="ce2">
            <text:p>0,5173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23063756953358999" table:style-name="ce2">
            <text:p>0,2306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51814105177333902" table:style-name="ce2">
            <text:p>0,5181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8.6327578161455906E-2" table:style-name="ce2">
            <text:p>0,0863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2.3774145616641901E-2" table:style-name="ce2">
            <text:p>0,0237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28952122854561901" table:style-name="ce2">
            <text:p>0,2895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24973147153598299" table:style-name="ce2">
            <text:p>0,2497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20245398773006101" table:style-name="ce2">
            <text:p>0,2024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52631578947368396" table:style-name="ce2">
            <text:p>0,5263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58669742406766601" table:style-name="ce2">
            <text:p>0,5866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56794682422452003" table:style-name="ce2">
            <text:p>0,5679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5403630745461598" table:style-name="ce2">
            <text:p>0,954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32552600238189799" table:style-name="ce2">
            <text:p>0,3255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83762125685364797" table:style-name="ce2">
            <text:p>0,8376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54267610883339501" table:style-name="ce2">
            <text:p>0,5426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78892033966841901" table:style-name="ce2">
            <text:p>0,7889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6592199924271105" table:style-name="ce2">
            <text:p>0,9659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18543516873889901" table:style-name="ce2">
            <text:p>0,1854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21162657502863699" table:style-name="ce2">
            <text:p>0,2116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16051364365971099" table:style-name="ce2">
            <text:p>0,1605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73644524236983799" table:style-name="ce2">
            <text:p>0,7364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46401823510257201" table:style-name="ce2">
            <text:p>0,4640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9.8143982002249705E-2" table:style-name="ce2">
            <text:p>0,0981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43358737071311898" table:style-name="ce2">
            <text:p>0,433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32965009208103102" table:style-name="ce2">
            <text:p>0,3296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.11405650505755099" table:style-name="ce2">
            <text:p>0,1140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84868913857677897" table:style-name="ce2">
            <text:p>0,8486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42151805453205599" table:style-name="ce2">
            <text:p>0,4215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25959635931935099" table:style-name="ce2">
            <text:p>0,2595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70889416732647104" table:style-name="ce2">
            <text:p>0,7088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26750261233019901" table:style-name="ce2">
            <text:p>0,2675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32928994082840202" table:style-name="ce2">
            <text:p>0,3292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8.6873115922170493E-2" table:style-name="ce2">
            <text:p>0,086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35034013605442199" table:style-name="ce2">
            <text:p>0,3503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47909967845659202" table:style-name="ce2">
            <text:p>0,4791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15482758620689699" table:style-name="ce2">
            <text:p>0,1548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41373644429839002" table:style-name="ce2">
            <text:p>0,4137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11060948081264101" table:style-name="ce2">
            <text:p>0,1106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86120182887001995" table:style-name="ce2">
            <text:p>0,8612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5.17647058823529E-2" table:style-name="ce2">
            <text:p>0,0517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15300375469336699" table:style-name="ce2">
            <text:p>0,1530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54686764013188904" table:style-name="ce2">
            <text:p>0,5468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44325323475046202" table:style-name="ce2">
            <text:p>0,4432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184068058778036" table:style-name="ce2">
            <text:p>0,1840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31930622689792398" table:style-name="ce2">
            <text:p>0,3193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64698646986469899" table:style-name="ce2">
            <text:p>0,6469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21576763485477199" table:style-name="ce2">
            <text:p>0,2157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50326188257222704" table:style-name="ce2">
            <text:p>0,5032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58504958047292099" table:style-name="ce2">
            <text:p>0,585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61309030654515295" table:style-name="ce2">
            <text:p>0,6130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675895765472313" table:style-name="ce2">
            <text:p>0,6758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665362035225049" table:style-name="ce2">
            <text:p>0,6653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66827956989247295" table:style-name="ce2">
            <text:p>0,6682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8.4337349397590397E-2" table:style-name="ce2">
            <text:p>0,0843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53873873873873901" table:style-name="ce2">
            <text:p>0,5387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14688427299703299" table:style-name="ce2">
            <text:p>0,1468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12709590878605001" table:style-name="ce2">
            <text:p>0,1270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12988966900702101" table:style-name="ce2">
            <text:p>0,1298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24705349048050801" table:style-name="ce2">
            <text:p>0,2470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39048811013767198" table:style-name="ce2">
            <text:p>0,3904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26906679298910502" table:style-name="ce2">
            <text:p>0,2690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60863150129103705" table:style-name="ce2">
            <text:p>0,6086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750333778371162" table:style-name="ce2">
            <text:p>0,7503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69984051036682604" table:style-name="ce2">
            <text:p>0,6998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8982939632545897" table:style-name="ce2">
            <text:p>0,9898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41666666666666702" table:style-name="ce2">
            <text:p>0,416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53734061930783295" table:style-name="ce2">
            <text:p>0,5373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56470588235294095" table:style-name="ce2">
            <text:p>0,5647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31059245960502702" table:style-name="ce2">
            <text:p>0,3105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78676964405641403" table:style-name="ce2">
            <text:p>0,7867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7.1428571428571397E-2" table:style-name="ce2">
            <text:p>0,0714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442935492295639" table:style-name="ce2">
            <text:p>0,442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35044490075290902" table:style-name="ce2">
            <text:p>0,3504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63387978142076495" table:style-name="ce2">
            <text:p>0,6338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.66770670826833101" table:style-name="ce2">
            <text:p>0,6677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.502564102564103" table:style-name="ce2">
            <text:p>0,5025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43353897924845802" table:style-name="ce2">
            <text:p>0,4335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.58807876530069203" table:style-name="ce2">
            <text:p>0,5880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71145265245414002" table:style-name="ce2">
            <text:p>0,7114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80266343825665898" table:style-name="ce2">
            <text:p>0,8026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758594346829641" table:style-name="ce2">
            <text:p>0,7585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73243141676061596" table:style-name="ce2">
            <text:p>0,7324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.20851293103448301" table:style-name="ce2">
            <text:p>0,2085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83283223090799796" table:style-name="ce2">
            <text:p>0,8328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64264443120905301" table:style-name="ce2">
            <text:p>0,6426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37420178799489101" table:style-name="ce2">
            <text:p>0,3742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62457849381790898" table:style-name="ce2">
            <text:p>0,6245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929598230740877" table:style-name="ce2">
            <text:p>0,9295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60746979128524403" table:style-name="ce2">
            <text:p>0,6074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49402554594149201" table:style-name="ce2">
            <text:p>0,494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.51809083910700504" table:style-name="ce2">
            <text:p>0,5180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.65374864179645098" table:style-name="ce2">
            <text:p>0,6537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.76582052198784401" table:style-name="ce2">
            <text:p>0,7658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.70517051705170497" table:style-name="ce2">
            <text:p>0,7051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83282275711159703" table:style-name="ce2">
            <text:p>0,8328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80554388912221697" table:style-name="ce2">
            <text:p>0,8055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82414448669201501" table:style-name="ce2">
            <text:p>0,8241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81798436142484798" table:style-name="ce2">
            <text:p>0,8179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.25277912034799399" table:style-name="ce2">
            <text:p>0,2527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27441161742613901" table:style-name="ce2">
            <text:p>0,2744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25025329280648401" table:style-name="ce2">
            <text:p>0,2502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55803571428571397" table:style-name="ce2">
            <text:p>0,558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.375" table:style-name="ce2">
            <text:p>0,37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288394415357766" table:style-name="ce2">
            <text:p>0,2883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61228501228501198" table:style-name="ce2">
            <text:p>0,6122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89292828685258996" table:style-name="ce2">
            <text:p>0,8929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60399415489527497" table:style-name="ce2">
            <text:p>0,6039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58408215661104002" table:style-name="ce2">
            <text:p>0,5840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72307692307692295" table:style-name="ce2">
            <text:p>0,7230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390731292517007" table:style-name="ce2">
            <text:p>0,3907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.72038509836751796" table:style-name="ce2">
            <text:p>0,7203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.49659318637274602" table:style-name="ce2">
            <text:p>0,4965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6.6509248327430104E-2" table:style-name="ce2">
            <text:p>0,0665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89133858267716504" table:style-name="ce2">
            <text:p>0,8913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66482347937048103" table:style-name="ce2">
            <text:p>0,6648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.204133277098271" table:style-name="ce2">
            <text:p>0,2041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.52106932487539603" table:style-name="ce2">
            <text:p>0,5210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54332552693208402" table:style-name="ce2">
            <text:p>0,5433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66149870801033595" table:style-name="ce2">
            <text:p>0,6614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9.2081031307550604E-2" table:style-name="ce2">
            <text:p>0,0920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190712074303406" table:style-name="ce2">
            <text:p>0,1907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.28294380905022398" table:style-name="ce2">
            <text:p>0,282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.28564981949458501" table:style-name="ce2">
            <text:p>0,2856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.28994657600777102" table:style-name="ce2">
            <text:p>0,2899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.25429553264604798" table:style-name="ce2">
            <text:p>0,2542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83340582862113999" table:style-name="ce2">
            <text:p>0,8334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87333887043189395" table:style-name="ce2">
            <text:p>0,8733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86039090546469899" table:style-name="ce2">
            <text:p>0,8603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79287392325763495" table:style-name="ce2">
            <text:p>0,7928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.26038693307960697" table:style-name="ce2">
            <text:p>0,2603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72001637331150203" table:style-name="ce2">
            <text:p>0,7200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63793797825211396" table:style-name="ce2">
            <text:p>0,6379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79270544783010199" table:style-name="ce2">
            <text:p>0,7927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64154013015184397" table:style-name="ce2">
            <text:p>0,6415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51811414392059596" table:style-name="ce2">
            <text:p>0,5181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41644702161307301" table:style-name="ce2">
            <text:p>0,4164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465816326530612" table:style-name="ce2">
            <text:p>0,4658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65306122448979598" table:style-name="ce2">
            <text:p>0,6530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73027522935779798" table:style-name="ce2">
            <text:p>0,730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77822580645161299" table:style-name="ce2">
            <text:p>0,7782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71399387129724201" table:style-name="ce2">
            <text:p>0,7139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84398625429553298" table:style-name="ce2">
            <text:p>0,8439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83855903935957299" table:style-name="ce2">
            <text:p>0,8385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55822550831793005" table:style-name="ce2">
            <text:p>0,5582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87997817785051802" table:style-name="ce2">
            <text:p>0,8799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58202357563850704" table:style-name="ce2">
            <text:p>0,582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.33530571992110503" table:style-name="ce2">
            <text:p>0,3353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64669843430905405" table:style-name="ce2">
            <text:p>0,6466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52859273993038303" table:style-name="ce2">
            <text:p>0,5285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58124552612741598" table:style-name="ce2">
            <text:p>0,581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53973509933774799" table:style-name="ce2">
            <text:p>0,5397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52968749999999998" table:style-name="ce2">
            <text:p>0,5296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54423076923076896" table:style-name="ce2">
            <text:p>0,5442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88283062645011601" table:style-name="ce2">
            <text:p>0,882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81366147664490196" table:style-name="ce2">
            <text:p>0,8136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85642570281124497" table:style-name="ce2">
            <text:p>0,8564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8733535967578501" table:style-name="ce2">
            <text:p>0,9873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.50661025912215796" table:style-name="ce2">
            <text:p>0,5066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.12848799480856599" table:style-name="ce2">
            <text:p>0,1284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.156649616368286" table:style-name="ce2">
            <text:p>0,1566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84665991902834004" table:style-name="ce2">
            <text:p>0,8466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62855337965887603" table:style-name="ce2">
            <text:p>0,6285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78025655326268795" table:style-name="ce2">
            <text:p>0,7802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33596597812879703" table:style-name="ce2">
            <text:p>0,3359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7826086956521696" table:style-name="ce2">
            <text:p>0,9782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69346443030653604" table:style-name="ce2">
            <text:p>0,6934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53460743801652899" table:style-name="ce2">
            <text:p>0,5346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66906077348066295" table:style-name="ce2">
            <text:p>0,6690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5875251509054304" table:style-name="ce2">
            <text:p>0,9587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.36537766534152499" table:style-name="ce2">
            <text:p>0,3653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71969696969696995" table:style-name="ce2">
            <text:p>0,7196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44453004622496201" table:style-name="ce2">
            <text:p>0,4445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48202551217626599" table:style-name="ce2">
            <text:p>0,482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.21329987452948601" table:style-name="ce2">
            <text:p>0,2133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.31703590527119901" table:style-name="ce2">
            <text:p>0,317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.12153518123667401" table:style-name="ce2">
            <text:p>0,1215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59669811320754695" table:style-name="ce2">
            <text:p>0,5966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298777918246945" table:style-name="ce2">
            <text:p>0,2987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42151312403499702" table:style-name="ce2">
            <text:p>0,4215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93534883720930195" table:style-name="ce2">
            <text:p>0,9353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76462765957446799" table:style-name="ce2">
            <text:p>0,7646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71444444444444399" table:style-name="ce2">
            <text:p>0,7144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79001135073779805" table:style-name="ce2">
            <text:p>0,790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46136491821770997" table:style-name="ce2">
            <text:p>0,461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7.3023536511768294E-2" table:style-name="ce2">
            <text:p>0,073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48273716951788498" table:style-name="ce2">
            <text:p>0,4827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89527248850952101" table:style-name="ce2">
            <text:p>0,8952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53578038247995097" table:style-name="ce2">
            <text:p>0,5357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42479946524064199" table:style-name="ce2">
            <text:p>0,4247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18771726535341801" table:style-name="ce2">
            <text:p>0,1877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247404224847834" table:style-name="ce2">
            <text:p>0,247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354283254412398" table:style-name="ce2">
            <text:p>0,3542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44561403508771902" table:style-name="ce2">
            <text:p>0,4456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4.7687172150691097E-3" table:style-name="ce2">
            <text:p>0,0047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3.7091264031234798E-2" table:style-name="ce2">
            <text:p>0,0370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48027613412228798" table:style-name="ce2">
            <text:p>0,4802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72476635514018695" table:style-name="ce2">
            <text:p>0,7247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106344950848972" table:style-name="ce2">
            <text:p>0,1063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53222137983320705" table:style-name="ce2">
            <text:p>0,5322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74838501291989701" table:style-name="ce2">
            <text:p>0,7483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53644982020268095" table:style-name="ce2">
            <text:p>0,5364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23199363310783899" table:style-name="ce2">
            <text:p>0,2319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55149105367793205" table:style-name="ce2">
            <text:p>0,5514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568207871608712" table:style-name="ce2">
            <text:p>0,5682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67753505053798502" table:style-name="ce2">
            <text:p>0,6775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196389891696751" table:style-name="ce2">
            <text:p>0,1963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3.6461636017755199E-2" table:style-name="ce2">
            <text:p>0,0364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59580256509910601" table:style-name="ce2">
            <text:p>0,5958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71634788884879097" table:style-name="ce2">
            <text:p>0,7163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82326158940397398" table:style-name="ce2">
            <text:p>0,8232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122847836202885" table:style-name="ce2">
            <text:p>0,1228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13373253493014001" table:style-name="ce2">
            <text:p>0,1337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42105263157894701" table:style-name="ce2">
            <text:p>0,4210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44785276073619601" table:style-name="ce2">
            <text:p>0,4478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65725413826679602" table:style-name="ce2">
            <text:p>0,657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68719452590420305" table:style-name="ce2">
            <text:p>0,687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50065445026178002" table:style-name="ce2">
            <text:p>0,5006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78661616161616199" table:style-name="ce2">
            <text:p>0,7866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175072463768116" table:style-name="ce2">
            <text:p>0,1750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1.3903192584964001E-2" table:style-name="ce2">
            <text:p>0,0139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.184177997527812" table:style-name="ce2">
            <text:p>0,1841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30584415584415597" table:style-name="ce2">
            <text:p>0,3058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13927165354330701" table:style-name="ce2">
            <text:p>0,1392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33050293925538898" table:style-name="ce2">
            <text:p>0,3305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257621040047818" table:style-name="ce2">
            <text:p>0,2576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38658628485305202" table:style-name="ce2">
            <text:p>0,3865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4.6540110226576899E-2" table:style-name="ce2">
            <text:p>0,0465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9.6017457719585406E-2" table:style-name="ce2">
            <text:p>0,0960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183037853378055" table:style-name="ce2">
            <text:p>0,183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68097605061003197" table:style-name="ce2">
            <text:p>0,6809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89798850574712596" table:style-name="ce2">
            <text:p>0,8979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46811000585137502" table:style-name="ce2">
            <text:p>0,4681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58361970217640302" table:style-name="ce2">
            <text:p>0,5836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5.9184812953657198E-2" table:style-name="ce2">
            <text:p>0,0591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0984513274336298" table:style-name="ce2">
            <text:p>0,9098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47220693450743001" table:style-name="ce2">
            <text:p>0,4722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44352482960077899" table:style-name="ce2">
            <text:p>0,4435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729371316306483" table:style-name="ce2">
            <text:p>0,7293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3248347497639295" table:style-name="ce2">
            <text:p>0,9324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47348364560177802" table:style-name="ce2">
            <text:p>0,4734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55042886719905404" table:style-name="ce2">
            <text:p>0,5504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47415384615384598" table:style-name="ce2">
            <text:p>0,4741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47656915648963399" table:style-name="ce2">
            <text:p>0,4765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.41060654175928901" table:style-name="ce2">
            <text:p>0,4106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36231369765791299" table:style-name="ce2">
            <text:p>0,3623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227409638554217" table:style-name="ce2">
            <text:p>0,2274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77029360967184801" table:style-name="ce2">
            <text:p>0,7702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52010376134889702" table:style-name="ce2">
            <text:p>0,5201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142183076439132" table:style-name="ce2">
            <text:p>0,1421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48191330343796701" table:style-name="ce2">
            <text:p>0,4819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59805707346690995" table:style-name="ce2">
            <text:p>0,5980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64049586776859502" table:style-name="ce2">
            <text:p>0,6404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89051094890510996" table:style-name="ce2">
            <text:p>0,8905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901010701545779" table:style-name="ce2">
            <text:p>0,901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70464263897373203" table:style-name="ce2">
            <text:p>0,7046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52571428571428602" table:style-name="ce2">
            <text:p>0,5257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104651162790698" table:style-name="ce2">
            <text:p>0,1046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52615502100038203" table:style-name="ce2">
            <text:p>0,5261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20527592480291099" table:style-name="ce2">
            <text:p>0,2052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22337278106508901" table:style-name="ce2">
            <text:p>0,2233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25384352579432901" table:style-name="ce2">
            <text:p>0,2538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62980769230769196" table:style-name="ce2">
            <text:p>0,6298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199278629395852" table:style-name="ce2">
            <text:p>0,1992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135311379197913" table:style-name="ce2">
            <text:p>0,1353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9.9443118536197195E-2" table:style-name="ce2">
            <text:p>0,0994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4.8577376821651299E-3" table:style-name="ce2">
            <text:p>0,0048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42149390243902402" table:style-name="ce2">
            <text:p>0,4214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8.0937972768532498E-2" table:style-name="ce2">
            <text:p>0,0809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32324268855823501" table:style-name="ce2">
            <text:p>0,3232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42899262899262902" table:style-name="ce2">
            <text:p>0,4289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.362984218077475" table:style-name="ce2">
            <text:p>0,3629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43146417445482899" table:style-name="ce2">
            <text:p>0,4314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5.1254089422028401E-2" table:style-name="ce2">
            <text:p>0,051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11102514506769801" table:style-name="ce2">
            <text:p>0,1110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34122510334460698" table:style-name="ce2">
            <text:p>0,3412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1016260162601603" table:style-name="ce2">
            <text:p>0,910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298500468603561" table:style-name="ce2">
            <text:p>0,2985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237118103055176" table:style-name="ce2">
            <text:p>0,2371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66070630308448797" table:style-name="ce2">
            <text:p>0,6607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57860765329645003" table:style-name="ce2">
            <text:p>0,5786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43315725314912601" table:style-name="ce2">
            <text:p>0,4331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49894381073088301" table:style-name="ce2">
            <text:p>0,498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5447470817120605" table:style-name="ce2">
            <text:p>0,9544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36912751677852401" table:style-name="ce2">
            <text:p>0,3691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156019007391763" table:style-name="ce2">
            <text:p>0,156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28598901098901103" table:style-name="ce2">
            <text:p>0,2859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7.4563722897937598E-2" table:style-name="ce2">
            <text:p>0,0745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1.6004924592182199E-2" table:style-name="ce2">
            <text:p>0,0160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37101013894104401" table:style-name="ce2">
            <text:p>0,371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66062024575775302" table:style-name="ce2">
            <text:p>0,6606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51304347826087005" table:style-name="ce2">
            <text:p>0,5130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16942984229680499" table:style-name="ce2">
            <text:p>0,1694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535985533453888" table:style-name="ce2">
            <text:p>0,5359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3.3448673587081902E-2" table:style-name="ce2">
            <text:p>0,0334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63094034378159802" table:style-name="ce2">
            <text:p>0,6309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70211216314639502" table:style-name="ce2">
            <text:p>0,7021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785559566787004" table:style-name="ce2">
            <text:p>0,7855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55893944822644204" table:style-name="ce2">
            <text:p>0,5589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72146892655367201" table:style-name="ce2">
            <text:p>0,7214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35808109651627601" table:style-name="ce2">
            <text:p>0,3580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39460431654676298" table:style-name="ce2">
            <text:p>0,3946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84793272599859904" table:style-name="ce2">
            <text:p>0,8479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46574858757062099" table:style-name="ce2">
            <text:p>0,4657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24284692417739601" table:style-name="ce2">
            <text:p>0,2428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61199696279422899" table:style-name="ce2">
            <text:p>0,6119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430825688073394" table:style-name="ce2">
            <text:p>0,4308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44154786150712799" table:style-name="ce2">
            <text:p>0,4415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203313253012048" table:style-name="ce2">
            <text:p>0,2033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15066469719350101" table:style-name="ce2">
            <text:p>0,1506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33093869731800801" table:style-name="ce2">
            <text:p>0,3309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6.03545831761598E-3" table:style-name="ce2">
            <text:p>0,0060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14650283553875201" table:style-name="ce2">
            <text:p>0,1465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69511638521223196" table:style-name="ce2">
            <text:p>0,6951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34096983581519702" table:style-name="ce2">
            <text:p>0,3409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19941024695908599" table:style-name="ce2">
            <text:p>0,1994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14392744479495301" table:style-name="ce2">
            <text:p>0,1439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660263251511917" table:style-name="ce2">
            <text:p>0,6602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29604449938195299" table:style-name="ce2">
            <text:p>0,2960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39688715953307402" table:style-name="ce2">
            <text:p>0,3968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4.22287390029326E-2" table:style-name="ce2">
            <text:p>0,0422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.23881239242685001" table:style-name="ce2">
            <text:p>0,2388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8.9780324737344805E-2" table:style-name="ce2">
            <text:p>0,0897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43437500000000001" table:style-name="ce2">
            <text:p>0,4343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32340588010691101" table:style-name="ce2">
            <text:p>0,3234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14664246823956401" table:style-name="ce2">
            <text:p>0,1466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169555388093444" table:style-name="ce2">
            <text:p>0,1695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34125766871165603" table:style-name="ce2">
            <text:p>0,3412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34836065573770503" table:style-name="ce2">
            <text:p>0,348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42862935928629398" table:style-name="ce2">
            <text:p>0,4286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364850976361768" table:style-name="ce2">
            <text:p>0,3648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232727272727273" table:style-name="ce2">
            <text:p>0,2327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5.8949624866023599E-2" table:style-name="ce2">
            <text:p>0,0589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38517840805123499" table:style-name="ce2">
            <text:p>0,3851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65797392176529601" table:style-name="ce2">
            <text:p>0,6579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44074436826640601" table:style-name="ce2">
            <text:p>0,4407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51614987080103403" table:style-name="ce2">
            <text:p>0,5161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68372703412073499" table:style-name="ce2">
            <text:p>0,6837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15982951518380401" table:style-name="ce2">
            <text:p>0,1598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31059602649006601" table:style-name="ce2">
            <text:p>0,3105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7.5036075036074998E-2" table:style-name="ce2">
            <text:p>0,075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307220708446866" table:style-name="ce2">
            <text:p>0,3072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13633481293595401" table:style-name="ce2">
            <text:p>0,1363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58188679245283004" table:style-name="ce2">
            <text:p>0,5818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28703703703703698" table:style-name="ce2">
            <text:p>0,2870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65011547344110798" table:style-name="ce2">
            <text:p>0,6501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46466093600764102" table:style-name="ce2">
            <text:p>0,4646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62860835846617802" table:style-name="ce2">
            <text:p>0,6286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4741873804971299" table:style-name="ce2">
            <text:p>0,9474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63994023904382502" table:style-name="ce2">
            <text:p>0,6399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65058889512058304" table:style-name="ce2">
            <text:p>0,6505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67069154774972495" table:style-name="ce2">
            <text:p>0,6706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2375205704882102" table:style-name="ce2">
            <text:p>0,9237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49971509971509998" table:style-name="ce2">
            <text:p>0,4997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58513189448441305" table:style-name="ce2">
            <text:p>0,585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53984575835475601" table:style-name="ce2">
            <text:p>0,5398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87827352085354005" table:style-name="ce2">
            <text:p>0,8782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39464882943143798" table:style-name="ce2">
            <text:p>0,3946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18409785932721701" table:style-name="ce2">
            <text:p>0,1840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38035596572181901" table:style-name="ce2">
            <text:p>0,3803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20763358778626001" table:style-name="ce2">
            <text:p>0,2076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603455541508639" table:style-name="ce2">
            <text:p>0,6034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42680836475831302" table:style-name="ce2">
            <text:p>0,4268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8.7545787545787596E-2" table:style-name="ce2">
            <text:p>0,0875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.22579575596817" table:style-name="ce2">
            <text:p>0,2257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20103448275862101" table:style-name="ce2">
            <text:p>0,201034</text:p>
          </table:table-cell>
          <table:table-cell table:number-columns-repeated="16382"/>
        </table:table-row>
        <table:table-row table:number-rows-repeated="1045549" table:style-name="ro1">
          <table:table-cell table:number-columns-repeated="16384"/>
        </table:table-row>
      </table:table>
      <table:table table:name="Falso_Rechazo" table:style-name="ta2">
        <table:table-column table:style-name="co1" table:default-cell-style-name="ce1"/>
        <table:table-column table:style-name="co1" table:default-cell-style-name="ce2"/>
        <table:table-column table:style-name="co1" table:number-columns-repeated="13" table:default-cell-style-name="ce1"/>
        <table:table-column table:style-name="co5" table:number-columns-repeated="16369" table:default-cell-style-name="ce1"/>
        <table:table-row table:style-name="ro1">
          <table:table-cell office:value-type="string" table:style-name="ce1">
            <text:p>Firma</text:p>
          </table:table-cell>
          <table:table-cell office:value-type="string" table:style-name="ce2">
            <text:p>Coincidencia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,1</text:p>
          </table:table-cell>
          <table:table-cell office:value-type="float" office:value="0.2" table:style-name="ce1">
            <text:p>0,2</text:p>
          </table:table-cell>
          <table:table-cell office:value-type="float" office:value="0.3" table:style-name="ce1">
            <text:p>0,3</text:p>
          </table:table-cell>
          <table:table-cell office:value-type="float" office:value="0.4" table:style-name="ce1">
            <text:p>0,4</text:p>
          </table:table-cell>
          <table:table-cell office:value-type="float" office:value="0.5" table:style-name="ce1">
            <text:p>0,5</text:p>
          </table:table-cell>
          <table:table-cell office:value-type="float" office:value="0.6" table:style-name="ce1">
            <text:p>0,6</text:p>
          </table:table-cell>
          <table:table-cell office:value-type="float" office:value="0.7" table:style-name="ce1">
            <text:p>0,7</text:p>
          </table:table-cell>
          <table:table-cell office:value-type="float" office:value="0.8" table:style-name="ce1">
            <text:p>0,8</text:p>
          </table:table-cell>
          <table:table-cell office:value-type="float" office:value="0.9" table:style-name="ce1">
            <text:p>0,9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3">
            <text:p>Casos de FR</text:p>
          </table:table-cell>
          <table:table-cell office:value-type="float" office:value="0" table:formula="msoxl:=COUNTIF(B4:B87, &quot;=0&quot;)" table:style-name="ce1">
            <text:p>0</text:p>
          </table:table-cell>
          <table:table-cell office:value-type="float" office:value="0" table:formula="msoxl:=COUNTIF(B4:B87, &quot;&lt;0,1&quot;)" table:style-name="ce1">
            <text:p>0</text:p>
          </table:table-cell>
          <table:table-cell office:value-type="float" office:value="0" table:formula="msoxl:=COUNTIF(B4:B87, &quot;&lt;0,2&quot;)" table:style-name="ce1">
            <text:p>0</text:p>
          </table:table-cell>
          <table:table-cell office:value-type="float" office:value="1" table:formula="msoxl:=COUNTIF(B4:B87, &quot;&lt;0,3&quot;)" table:style-name="ce1">
            <text:p>1</text:p>
          </table:table-cell>
          <table:table-cell office:value-type="float" office:value="1" table:formula="msoxl:=COUNTIF(B4:B87, &quot;&lt;0,4&quot;)" table:style-name="ce1">
            <text:p>1</text:p>
          </table:table-cell>
          <table:table-cell office:value-type="float" office:value="3" table:formula="msoxl:=COUNTIF(B4:B87, &quot;&lt;0,5&quot;)" table:style-name="ce1">
            <text:p>3</text:p>
          </table:table-cell>
          <table:table-cell office:value-type="float" office:value="7" table:formula="msoxl:=COUNTIF(B4:B87, &quot;&lt;0,6&quot;)" table:style-name="ce1">
            <text:p>7</text:p>
          </table:table-cell>
          <table:table-cell office:value-type="float" office:value="14" table:formula="msoxl:=COUNTIF(B4:B87, &quot;&lt;0,7&quot;)" table:style-name="ce1">
            <text:p>14</text:p>
          </table:table-cell>
          <table:table-cell office:value-type="float" office:value="25" table:formula="msoxl:=COUNTIF(B4:B87, &quot;&lt;0,8&quot;)" table:style-name="ce1">
            <text:p>25</text:p>
          </table:table-cell>
          <table:table-cell office:value-type="float" office:value="50" table:formula="msoxl:=COUNTIF(B4:B87, &quot;&lt;0,9&quot;)" table:style-name="ce1">
            <text:p>50</text:p>
          </table:table-cell>
          <table:table-cell office:value-type="float" office:value="82" table:formula="msoxl:=COUNTIF(B4:B87, &quot;&lt;1&quot;)" table:style-name="ce1">
            <text:p>8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3">
            <text:p>FRR</text:p>
          </table:table-cell>
          <table:table-cell office:value-type="float" office:value="0" table:formula="msoxl:=C2/COUNTIF(B4:B3027, &quot;&gt;=0&quot;)" table:style-name="ce1">
            <text:p>0</text:p>
          </table:table-cell>
          <table:table-cell office:value-type="float" office:value="0" table:formula="msoxl:=D2*100/COUNTIF(B4:B87, &quot;&gt;=0&quot;)" table:style-name="ce1">
            <text:p>0</text:p>
          </table:table-cell>
          <table:table-cell office:value-type="float" office:value="0" table:formula="msoxl:=E2*100/COUNTIF(B4:B87, &quot;&gt;=0&quot;)" table:style-name="ce1">
            <text:p>0</text:p>
          </table:table-cell>
          <table:table-cell office:value-type="float" office:value="1.1904761904761904E-2" table:formula="msoxl:=F2/COUNTIF(B4:B87, &quot;&gt;=0&quot;)" table:style-name="ce1">
            <text:p>0,011904762</text:p>
          </table:table-cell>
          <table:table-cell office:value-type="float" office:value="1.1904761904761904E-2" table:formula="msoxl:=G2/COUNTIF(B4:B87, &quot;&gt;=0&quot;)" table:style-name="ce1">
            <text:p>0,011904762</text:p>
          </table:table-cell>
          <table:table-cell office:value-type="float" office:value="3.5714285714285712E-2" table:formula="msoxl:=H2/COUNTIF(B4:B87, &quot;&gt;=0&quot;)" table:style-name="ce1">
            <text:p>0,035714286</text:p>
          </table:table-cell>
          <table:table-cell office:value-type="float" office:value="8.3333333333333329E-2" table:formula="msoxl:=I2/COUNTIF(B4:B87, &quot;&gt;=0&quot;)" table:style-name="ce1">
            <text:p>0,083333333</text:p>
          </table:table-cell>
          <table:table-cell office:value-type="float" office:value="0.16666666666666666" table:formula="msoxl:=J2/COUNTIF(B4:B87, &quot;&gt;=0&quot;)" table:style-name="ce1">
            <text:p>0,166666667</text:p>
          </table:table-cell>
          <table:table-cell office:value-type="float" office:value="0.29761904761904762" table:formula="msoxl:=K2/COUNTIF(B4:B87, &quot;&gt;=0&quot;)" table:style-name="ce1">
            <text:p>0,297619048</text:p>
          </table:table-cell>
          <table:table-cell office:value-type="float" office:value="0.59523809523809523" table:formula="msoxl:=L2/COUNTIF(B4:B87, &quot;&gt;=0&quot;)" table:style-name="ce1">
            <text:p>0,595238095</text:p>
          </table:table-cell>
          <table:table-cell office:value-type="float" office:value="0.97619047619047616" table:formula="msoxl:=M2/COUNTIF(B4:B87, &quot;&gt;=0&quot;)" table:style-name="ce1">
            <text:p>0,97619047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.93359375" table:style-name="ce2">
            <text:p>0,93359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91896551724137898" table:style-name="ce2">
            <text:p>0,91896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.91489361702127703" table:style-name="ce2">
            <text:p>0,91489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50901875901875904" table:style-name="ce2">
            <text:p>0,50901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58977035490605401" table:style-name="ce2">
            <text:p>0,58977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52074829931972799" table:style-name="ce2">
            <text:p>0,52074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1" table:style-name="ce2">
            <text:p>1,0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91494684177610996" table:style-name="ce2">
            <text:p>0,91494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95623342175066295" table:style-name="ce2">
            <text:p>0,95623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98946295037389498" table:style-name="ce2">
            <text:p>0,98946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90884628321560701" table:style-name="ce2">
            <text:p>0,90884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91154886056392403" table:style-name="ce2">
            <text:p>0,91154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.83168891468369099" table:style-name="ce2">
            <text:p>0,83168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.785304247990815" table:style-name="ce2">
            <text:p>0,7853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.86204922724670896" table:style-name="ce2">
            <text:p>0,8620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856576136710406" table:style-name="ce2">
            <text:p>0,8565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87216338880484101" table:style-name="ce2">
            <text:p>0,872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87686325340246296" table:style-name="ce2">
            <text:p>0,8768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71737746658179502" table:style-name="ce2">
            <text:p>0,7173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83820662768031196" table:style-name="ce2">
            <text:p>0,8382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94373865698729598" table:style-name="ce2">
            <text:p>0,9437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78208629164390997" table:style-name="ce2">
            <text:p>0,7820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86880100439422503" table:style-name="ce2">
            <text:p>0,8688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97984886649874103" table:style-name="ce2">
            <text:p>0,9798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94135021097046401" table:style-name="ce2">
            <text:p>0,9413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94739022369511205" table:style-name="ce2">
            <text:p>0,9473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88399476668120403" table:style-name="ce2">
            <text:p>0,8839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.848372093023256" table:style-name="ce2">
            <text:p>0,8483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.77767695099818501" table:style-name="ce2">
            <text:p>0,7776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1" table:style-name="ce2">
            <text:p>1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.94736842105263197" table:style-name="ce2">
            <text:p>0,9473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.98136067101584301" table:style-name="ce2">
            <text:p>0,981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.76874435411020803" table:style-name="ce2">
            <text:p>0,7687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94888408927285794" table:style-name="ce2">
            <text:p>0,9488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91323345817727797" table:style-name="ce2">
            <text:p>0,9132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679269882659713" table:style-name="ce2">
            <text:p>0,6792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.93100833965125096" table:style-name="ce2">
            <text:p>0,9310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.91764705882352904" table:style-name="ce2">
            <text:p>0,9176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.68947368421052602" table:style-name="ce2">
            <text:p>0,6894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88280542986425303" table:style-name="ce2">
            <text:p>0,8828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72670807453416097" table:style-name="ce2">
            <text:p>0,7267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65093113902122102" table:style-name="ce2">
            <text:p>0,6509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85553047404063198" table:style-name="ce2">
            <text:p>0,8555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87647967061245502" table:style-name="ce2">
            <text:p>0,8764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88261706221937097" table:style-name="ce2">
            <text:p>0,8826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66581632653061196" table:style-name="ce2">
            <text:p>0,6658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72770448548812705" table:style-name="ce2">
            <text:p>0,7277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69968220338983" table:style-name="ce2">
            <text:p>0,6996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85096870342772002" table:style-name="ce2">
            <text:p>0,8509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85032894736842102" table:style-name="ce2">
            <text:p>0,850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84775641025641002" table:style-name="ce2">
            <text:p>0,8477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87985436893203905" table:style-name="ce2">
            <text:p>0,8798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83503401360544205" table:style-name="ce2">
            <text:p>0,8350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93966421825813196" table:style-name="ce2">
            <text:p>0,9396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.63466440101954102" table:style-name="ce2">
            <text:p>0,6346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90724637681159404" table:style-name="ce2">
            <text:p>0,907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94101318528799405" table:style-name="ce2">
            <text:p>0,9410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94066082265677697" table:style-name="ce2">
            <text:p>0,9406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59001956947162404" table:style-name="ce2">
            <text:p>0,5900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83115183246073299" table:style-name="ce2">
            <text:p>0,8311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75133282559025105" table:style-name="ce2">
            <text:p>0,751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91312667432070405" table:style-name="ce2">
            <text:p>0,9131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7598499061913702" table:style-name="ce2">
            <text:p>0,9759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.89621726479146502" table:style-name="ce2">
            <text:p>0,8962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.793559042113955" table:style-name="ce2">
            <text:p>0,7935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98460410557184797" table:style-name="ce2">
            <text:p>0,9846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92183070068853801" table:style-name="ce2">
            <text:p>0,921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75878787878787901" table:style-name="ce2">
            <text:p>0,7587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2947202521670602" table:style-name="ce2">
            <text:p>0,9294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68677042801556398" table:style-name="ce2">
            <text:p>0,6867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88088737201365197" table:style-name="ce2">
            <text:p>0,8808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6565260058881297" table:style-name="ce2">
            <text:p>0,9656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97615454271053403" table:style-name="ce2">
            <text:p>0,9761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97237218164496697" table:style-name="ce2">
            <text:p>0,9723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88151658767772501" table:style-name="ce2">
            <text:p>0,8815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80903398926654702" table:style-name="ce2">
            <text:p>0,8090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486425339366516" table:style-name="ce2">
            <text:p>0,4864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82489989078995296" table:style-name="ce2">
            <text:p>0,8249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.76978417266187005" table:style-name="ce2">
            <text:p>0,7697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.85262281432139897" table:style-name="ce2">
            <text:p>0,8526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29072292894818502" table:style-name="ce2">
            <text:p>0,2907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47988077496274201" table:style-name="ce2">
            <text:p>0,4798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97887323943661997" table:style-name="ce2">
            <text:p>0,978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96898954703832796" table:style-name="ce2">
            <text:p>0,968990</text:p>
          </table:table-cell>
          <table:table-cell table:number-columns-repeated="16382"/>
        </table:table-row>
        <table:table-row table:number-rows-repeated="1048489" table:style-name="ro1">
          <table:table-cell table:number-columns-repeated="16384"/>
        </table:table-row>
      </table:table>
      <table:table table:name="Curva_ROC" table:style-name="ta3">
        <table:table-column table:style-name="co5" table:number-columns-repeated="16384" table:default-cell-style-name="ce1"/>
        <table:table-row table:style-name="ro1">
          <table:table-cell office:value-type="float" office:value="0" table:style-name="ce1">
            <text:p>0</text:p>
            <draw:frame draw:z-index="1" draw:id="id0" draw:style-name="a0" draw:name="Chart 1" svg:x="0.1875in" svg:y="0.07292in" svg:width="6.16667in" svg:height="4.083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table:style-name="ce1">
            <draw:frame draw:z-index="2" draw:id="id1" draw:style-name="a1" draw:name="Chart 2" svg:x="0.11979in" svg:y="0.1666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 table:style-name="ce1"/>
        </table:table-row>
        <table:table-row table:style-name="ro1">
          <table:table-cell office:value-type="float" office:value="0.72" table:style-name="ce1">
            <text:p>0,72</text:p>
          </table:table-cell>
          <table:table-cell office:value-type="float" office:value="0.72" table:style-name="ce1">
            <text:p>0,72</text:p>
          </table:table-cell>
          <table:table-cell table:number-columns-repeated="14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">
            <draw:frame draw:z-index="3" draw:id="id2" draw:style-name="a2" draw:name="Chart 3" svg:x="0.48958in" svg:y="0.15625in" svg:width="7.08333in" svg:height="3.89583in" style:rel-width="scale" style:rel-height="scale">
              <draw:object xlink:href="Object 3/" xlink:type="simple" xlink:show="embed" xlink:actuate="onLoad"/>
              <svg:title>ROC1/ROC2</svg:title>
              <svg:desc/>
            </draw:frame>
          </table:table-cell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'file:///D:/Master%20Vision%20Artificial/BI/Practices/prac2_2013/prac2_clasif2.ods'#Falsa_Aceptación" table:style-name="ta4">
        <table:table-source xlink:href="file:///D:/Master%20Vision%20Artificial/BI/Practices/prac2_2013/prac2_clasif2.ods" table:table-name="Falsa_Aceptación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2"/>
          <table:table-cell office:value-type="float" office:value="0.625"/>
          <table:table-cell office:value-type="float" office:value="0.57874999999999999"/>
          <table:table-cell office:value-type="float" office:value="0.51791666666666669"/>
          <table:table-cell office:value-type="float" office:value="0.45208333333333334"/>
          <table:table-cell office:value-type="float" office:value="0.375"/>
          <table:table-cell office:value-type="float" office:value="0.29375000000000001"/>
          <table:table-cell office:value-type="float" office:value="0.20874999999999999"/>
          <table:table-cell office:value-type="float" office:value="0.13041666666666665"/>
          <table:table-cell office:value-type="float" office:value="6.6666666666666666E-2"/>
          <table:table-cell office:value-type="float" office:value="1.9583333333333335E-2"/>
          <table:table-cell office:value-type="float" office:value="4.1666666666666669E-4"/>
          <table:table-cell table:number-columns-repeated="16371"/>
        </table:table-row>
        <table:table-row table:number-rows-repeated="1048573">
          <table:table-cell table:number-columns-repeated="16371"/>
        </table:table-row>
      </table:table>
      <table:table table:name="'file:///D:/Master%20Vision%20Artificial/BI/Practices/prac2_2013/prac2_clasif2.ods'#Falso_rechazo" table:style-name="ta4">
        <table:table-source xlink:href="file:///D:/Master%20Vision%20Artificial/BI/Practices/prac2_2013/prac2_clasif2.ods" table:table-name="Falso_rechazo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2"/>
          <table:table-cell office:value-type="float" office:value="1.3333333333333334E-2"/>
          <table:table-cell office:value-type="float" office:value="1.3333333333333334E-2"/>
          <table:table-cell office:value-type="float" office:value="0.04"/>
          <table:table-cell office:value-type="float" office:value="0.04"/>
          <table:table-cell office:value-type="float" office:value="6.6666666666666666E-2"/>
          <table:table-cell office:value-type="float" office:value="9.3333333333333338E-2"/>
          <table:table-cell office:value-type="float" office:value="0.2"/>
          <table:table-cell office:value-type="float" office:value="0.34666666666666668"/>
          <table:table-cell office:value-type="float" office:value="0.6"/>
          <table:table-cell office:value-type="float" office:value="0.8"/>
          <table:table-cell office:value-type="float" office:value="0.97333333333333338"/>
          <table:table-cell table:number-columns-repeated="16371"/>
        </table:table-row>
        <table:table-row table:number-rows-repeated="1048573">
          <table:table-cell table:number-columns-repeated="16371"/>
        </table:table-row>
      </table:table>
      <table:table table:name="'file:///D:/Master%20Vision%20Artificial/BI/Practices/prac2_2013/prac2_clasif2.ods'#CurvaROC" table:style-name="ta4">
        <table:table-source xlink:href="file:///D:/Master%20Vision%20Artificial/BI/Practices/prac2_2013/prac2_clasif2.ods" table:table-name="CurvaROC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Orion</dc:creator>
    <meta:creation-date>2007-03-23T19:02:24Z</meta:creation-date>
    <dc:date>2013-02-23T22:36:49Z</dc:date>
    <meta:editing-cycles>11</meta:editing-cycles>
    <meta:editing-duration>PT20337S</meta:editing-duration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interpolation="cubic-spline" chart:solid-type="cuboid"/>
      <style:graphic-properties draw:fill="none" draw:stroke="solid" svg:stroke-width="0.03125in" svg:stroke-color="#7d60a0" svg:stroke-opacity="100%" draw:stroke-linejoin="round"/>
    </style:style>
    <style:style style:family="chart" style:name="G0S2">
      <style:chart-properties chart:symbol-type="automatic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93.9996850393701pt" svg:width="444.000236220472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Falsa_Aceptación.$C$3:.$M$3" chart:class="chart:scatter" chart:attached-axis="primary-y" chart:style-name="G0S0">
            <chart:domain table:cell-range-address="Falsa_Aceptación.$C$1:.$M$1"/>
            <chart:data-point chart:repeated="11"/>
          </chart:series>
          <chart:series chart:values-cell-range-address="Curva_ROC.$A$1:.$B$1" chart:class="chart:scatter" chart:attached-axis="primary-y" chart:style-name="G0S1">
            <chart:domain table:cell-range-address="Curva_ROC.$A$2:.$B$2"/>
            <chart:data-point chart:repeated="2"/>
          </chart:series>
          <chart:series chart:values-cell-range-address="Falso_Rechazo.$C$3:.$M$3" chart:class="chart:scatter" chart:attached-axis="primary-y" chart:style-name="G0S2">
            <chart:domain table:cell-range-address="Falso_Rechazo.$C$1:.$M$1"/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interpolation="cubic-spline" chart:solid-type="cuboid"/>
      <style:graphic-properties draw:fill="none" draw:stroke="solid" svg:stroke-width="0.03125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Falso_Rechazo.$C$3:.$M$3" chart:class="chart:scatter" chart:attached-axis="primary-y" chart:style-name="G0S0">
            <chart:domain table:cell-range-address="Falsa_Aceptación.$C$3:.$M$3"/>
            <chart:data-point chart:repeated="11"/>
          </chart:series>
          <chart:series chart:values-cell-range-address="Curva_ROC.$Q$2:.$R$2" chart:class="chart:scatter" chart:attached-axis="primary-y" chart:style-name="G0S1">
            <chart:domain table:cell-range-address="Curva_ROC.$Q$2:.$R$2"/>
            <chart:data-point chart:repeated="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interpolation="cubic-spline" chart:solid-type="cuboid"/>
      <style:graphic-properties draw:fill="none" draw:stroke="solid" svg:stroke-width="0.03125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80.5pt" svg:width="509.9999212598425pt" chart:style-name="Crt0"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:.$C$12" chart:class="chart:scatter" chart:attached-axis="primary-y" chart:style-name="G0S0">
            <chart:domain table:cell-range-address="local-table.$B$2:.$B$12"/>
            <chart:data-point chart:repeated="11"/>
          </chart:series>
          <chart:series chart:label-cell-address="local-table.$E$1" chart:values-cell-range-address="local-table.$E$2:.$E$12" chart:class="chart:scatter" chart:attached-axis="primary-y" chart:style-name="G0S1">
            <chart:domain table:cell-range-address="local-table.$D$2:.$D$12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ROC1</text:p>
              </table:table-cell>
              <table:table-cell/>
              <table:table-cell office:value-type="string">
                <text:p>ROC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.74900793650793651"/>
            <table:table-cell office:value-type="float" office:value="0"/>
            <table:table-cell office:value-type="float" office:value="0.625"/>
            <table:table-cell office:value-type="float" office:value="1.3333333333333334E-2"/>
          </table:table-row>
          <table:table-row>
            <table:table-cell office:value-type="string">
              <text:p>2</text:p>
            </table:table-cell>
            <table:table-cell office:value-type="float" office:value="0.70436507936507942"/>
            <table:table-cell office:value-type="float" office:value="0"/>
            <table:table-cell office:value-type="float" office:value="0.57874999999999999"/>
            <table:table-cell office:value-type="float" office:value="1.3333333333333334E-2"/>
          </table:table-row>
          <table:table-row>
            <table:table-cell office:value-type="string">
              <text:p>3</text:p>
            </table:table-cell>
            <table:table-cell office:value-type="float" office:value="0.64583333333333337"/>
            <table:table-cell office:value-type="float" office:value="0"/>
            <table:table-cell office:value-type="float" office:value="0.51791666666666669"/>
            <table:table-cell office:value-type="float" office:value="0.04"/>
          </table:table-row>
          <table:table-row>
            <table:table-cell office:value-type="string">
              <text:p>4</text:p>
            </table:table-cell>
            <table:table-cell office:value-type="float" office:value="0.57638888888888884"/>
            <table:table-cell office:value-type="float" office:value="1.1904761904761904E-2"/>
            <table:table-cell office:value-type="float" office:value="0.45208333333333334"/>
            <table:table-cell office:value-type="float" office:value="0.04"/>
          </table:table-row>
          <table:table-row>
            <table:table-cell office:value-type="string">
              <text:p>5</text:p>
            </table:table-cell>
            <table:table-cell office:value-type="float" office:value="0.49338624338624337"/>
            <table:table-cell office:value-type="float" office:value="1.1904761904761904E-2"/>
            <table:table-cell office:value-type="float" office:value="0.375"/>
            <table:table-cell office:value-type="float" office:value="6.6666666666666666E-2"/>
          </table:table-row>
          <table:table-row>
            <table:table-cell office:value-type="string">
              <text:p>6</text:p>
            </table:table-cell>
            <table:table-cell office:value-type="float" office:value="0.39550264550264552"/>
            <table:table-cell office:value-type="float" office:value="3.5714285714285712E-2"/>
            <table:table-cell office:value-type="float" office:value="0.29375000000000001"/>
            <table:table-cell office:value-type="float" office:value="9.3333333333333338E-2"/>
          </table:table-row>
          <table:table-row>
            <table:table-cell office:value-type="string">
              <text:p>7</text:p>
            </table:table-cell>
            <table:table-cell office:value-type="float" office:value="0.2943121693121693"/>
            <table:table-cell office:value-type="float" office:value="8.3333333333333329E-2"/>
            <table:table-cell office:value-type="float" office:value="0.20874999999999999"/>
            <table:table-cell office:value-type="float" office:value="0.2"/>
          </table:table-row>
          <table:table-row>
            <table:table-cell office:value-type="string">
              <text:p>8</text:p>
            </table:table-cell>
            <table:table-cell office:value-type="float" office:value="0.20171957671957672"/>
            <table:table-cell office:value-type="float" office:value="0.16666666666666666"/>
            <table:table-cell office:value-type="float" office:value="0.13041666666666665"/>
            <table:table-cell office:value-type="float" office:value="0.34666666666666668"/>
          </table:table-row>
          <table:table-row>
            <table:table-cell office:value-type="string">
              <text:p>9</text:p>
            </table:table-cell>
            <table:table-cell office:value-type="float" office:value="0.10582010582010581"/>
            <table:table-cell office:value-type="float" office:value="0.29761904761904762"/>
            <table:table-cell office:value-type="float" office:value="6.6666666666666666E-2"/>
            <table:table-cell office:value-type="float" office:value="0.6"/>
          </table:table-row>
          <table:table-row>
            <table:table-cell office:value-type="string">
              <text:p>10</text:p>
            </table:table-cell>
            <table:table-cell office:value-type="float" office:value="4.1005291005291003E-2"/>
            <table:table-cell office:value-type="float" office:value="0.59523809523809523"/>
            <table:table-cell office:value-type="float" office:value="1.9583333333333335E-2"/>
            <table:table-cell office:value-type="float" office:value="0.8"/>
          </table:table-row>
          <table:table-row>
            <table:table-cell office:value-type="string">
              <text:p>11</text:p>
            </table:table-cell>
            <table:table-cell office:value-type="float" office:value="1.3227513227513227E-3"/>
            <table:table-cell office:value-type="float" office:value="0.97619047619047616"/>
            <table:table-cell office:value-type="float" office:value="4.1666666666666669E-4"/>
            <table:table-cell office:value-type="float" office:value="0.97333333333333338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